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8.01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14.9mm"/>
    </style:style>
    <style:style style:name="co7" style:family="table-column">
      <style:table-column-properties fo:break-before="auto" style:column-width="24.92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315.23mm" svg:height="159.18mm" svg:x="318.52mm" svg:y="1.97mm">
            <loext:p draw:notify-on-update-of-ranges="search_results.C1:search_results.C1 search_results.I2:search_results.I241 search_results.D1:search_results.D1 search_results.D2:search_results.D241 search_results.X2:search_results.X241 search_results.X2:search_results.X241 search_results.C1:search_results.C1 search_results.I2:search_results.I241 search_results.C1:search_results.C1 search_results.C2:search_results.C241 search_results.W2:search_results.W241 search_results.W2:search_results.W2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5.23mm" svg:height="159.18mm" svg:x="318.68mm" svg:y="170.47mm">
            <loext:p draw:notify-on-update-of-ranges="search_results.G2:search_results.G241 search_results.D1:search_results.D1 search_results.D2:search_results.D241 search_results.X2:search_results.X241 search_results.X2:search_results.X241 search_results.G2:search_results.G241 search_results.C1:search_results.C1 search_results.C2:search_results.C241 search_results.W2:search_results.W241 search_results.W2:search_results.W2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5.23mm" svg:height="159.18mm" svg:x="322.48mm" svg:y="343.18mm">
            <loext:p draw:notify-on-update-of-ranges="search_results.H2:search_results.H241 search_results.D1:search_results.D1 search_results.D2:search_results.D241 search_results.X2:search_results.X241 search_results.X2:search_results.X241 search_results.H2:search_results.H241 search_results.C1:search_results.C1 search_results.C2:search_results.C241 search_results.W2:search_results.W241 search_results.W2:search_results.W2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ce1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2.1111595034599" calcext:value-type="float">
            <text:p>22.1111595034599</text:p>
          </table:table-cell>
          <table:table-cell office:value-type="float" office:value="7.66229009628296" calcext:value-type="float">
            <text:p>7.6622900962829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33663169747" calcext:value-type="float">
            <text:p>0.991336631697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0.171329943554852" calcext:value-type="float">
            <text:p>0.171329943554852</text:p>
          </table:table-cell>
          <table:table-cell office:value-type="float" office:value="0.194484821760436" calcext:value-type="float">
            <text:p>0.194484821760436</text:p>
          </table:table-cell>
          <table:table-cell office:value-type="float" office:value="0.0117141406706574" calcext:value-type="float">
            <text:p>0.011714140670658</text:p>
          </table:table-cell>
          <table:table-cell office:value-type="float" office:value="0.00288778877887987" calcext:value-type="float">
            <text:p>0.00288778877888</text:p>
          </table:table-cell>
        </table:table-row>
        <table:table-row table:style-name="ro1">
          <table:table-cell office:value-type="float" office:value="24.0928907394409" calcext:value-type="float">
            <text:p>24.0928907394409</text:p>
          </table:table-cell>
          <table:table-cell office:value-type="float" office:value="7.47976064682007" calcext:value-type="float">
            <text:p>7.4797606468200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9892566696366" calcext:value-type="float">
            <text:p>0.989892566696366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2975027567332" calcext:value-type="float">
            <text:p>1.2975027567332</text:p>
          </table:table-cell>
          <table:table-cell office:value-type="float" office:value="0.94586938034445" calcext:value-type="float">
            <text:p>0.94586938034445</text:p>
          </table:table-cell>
          <table:table-cell office:value-type="float" office:value="0.0104006892694207" calcext:value-type="float">
            <text:p>0.010400689269421</text:p>
          </table:table-cell>
          <table:table-cell office:value-type="float" office:value="0.00331981281988448" calcext:value-type="float">
            <text:p>0.003319812819884</text:p>
          </table:table-cell>
        </table:table-row>
        <table:table-row table:style-name="ro1">
          <table:table-cell office:value-type="float" office:value="25.5125954151154" calcext:value-type="float">
            <text:p>25.5125954151154</text:p>
          </table:table-cell>
          <table:table-cell office:value-type="float" office:value="8.38473051786423" calcext:value-type="float">
            <text:p>8.3847305178642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0305278281315" calcext:value-type="float">
            <text:p>0.99030527828131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2.73210729372572" calcext:value-type="float">
            <text:p>2.73210729372572</text:p>
          </table:table-cell>
          <table:table-cell office:value-type="float" office:value="0.574656194691708" calcext:value-type="float">
            <text:p>0.574656194691708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321544099976595" calcext:value-type="float">
            <text:p>0.003215440999766</text:p>
          </table:table-cell>
        </table:table-row>
        <table:table-row table:style-name="ro1">
          <table:table-cell office:value-type="float" office:value="29.5493313670158" calcext:value-type="float">
            <text:p>29.5493313670158</text:p>
          </table:table-cell>
          <table:table-cell office:value-type="float" office:value="8.83148616552353" calcext:value-type="float">
            <text:p>8.8314861655235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9480195492222" calcext:value-type="float">
            <text:p>0.98948019549222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3.03903883985377" calcext:value-type="float">
            <text:p>3.03903883985377</text:p>
          </table:table-cell>
          <table:table-cell office:value-type="float" office:value="0.36537043717739" calcext:value-type="float">
            <text:p>0.36537043717739</text:p>
          </table:table-cell>
          <table:table-cell office:value-type="float" office:value="0.00970517045485601" calcext:value-type="float">
            <text:p>0.009705170454856</text:p>
          </table:table-cell>
          <table:table-cell office:value-type="float" office:value="0.00310778086082009" calcext:value-type="float">
            <text:p>0.00310778086082</text:p>
          </table:table-cell>
        </table:table-row>
        <table:table-row table:style-name="ro1">
          <table:table-cell office:value-type="float" office:value="28.4182593822479" calcext:value-type="float">
            <text:p>28.4182593822479</text:p>
          </table:table-cell>
          <table:table-cell office:value-type="float" office:value="10.5005015730858" calcext:value-type="float">
            <text:p>10.50050157308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7830030194878" calcext:value-type="float">
            <text:p>0.98783003019487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2.02358453515607" calcext:value-type="float">
            <text:p>2.02358453515607</text:p>
          </table:table-cell>
          <table:table-cell office:value-type="float" office:value="2.91229589581524" calcext:value-type="float">
            <text:p>2.91229589581524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401566069169009" calcext:value-type="float">
            <text:p>0.00401566069169</text:p>
          </table:table-cell>
        </table:table-row>
        <table:table-row table:style-name="ro1">
          <table:table-cell office:value-type="float" office:value="24.6352818608284" calcext:value-type="float">
            <text:p>24.6352818608284</text:p>
          </table:table-cell>
          <table:table-cell office:value-type="float" office:value="7.1860494017601" calcext:value-type="float">
            <text:p>7.186049401760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97614075413836" calcext:value-type="float">
            <text:p>1.97614075413836</text:p>
          </table:table-cell>
          <table:table-cell office:value-type="float" office:value="0.920476948074431" calcext:value-type="float">
            <text:p>0.920476948074431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30.2932332754135" calcext:value-type="float">
            <text:p>30.2932332754135</text:p>
          </table:table-cell>
          <table:table-cell office:value-type="float" office:value="8.58709460496902" calcext:value-type="float">
            <text:p>8.5870946049690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62661370241523" calcext:value-type="float">
            <text:p>1.62661370241523</text:p>
          </table:table-cell>
          <table:table-cell office:value-type="float" office:value="0.535032605629803" calcext:value-type="float">
            <text:p>0.535032605629803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4.7363819479942" calcext:value-type="float">
            <text:p>24.7363819479942</text:p>
          </table:table-cell>
          <table:table-cell office:value-type="float" office:value="9.57198017835617" calcext:value-type="float">
            <text:p>9.5719801783561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10458193785231" calcext:value-type="float">
            <text:p>1.10458193785231</text:p>
          </table:table-cell>
          <table:table-cell office:value-type="float" office:value="0.338645319351331" calcext:value-type="float">
            <text:p>0.338645319351331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7.1608203649521" calcext:value-type="float">
            <text:p>27.1608203649521</text:p>
          </table:table-cell>
          <table:table-cell office:value-type="float" office:value="8.3026676774025" calcext:value-type="float">
            <text:p>8.302667677402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619845067414038" calcext:value-type="float">
            <text:p>0.619845067414038</text:p>
          </table:table-cell>
          <table:table-cell office:value-type="float" office:value="0.262039470102626" calcext:value-type="float">
            <text:p>0.262039470102626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25.2789695858955" calcext:value-type="float">
            <text:p>25.2789695858955</text:p>
          </table:table-cell>
          <table:table-cell office:value-type="float" office:value="7.87413448095322" calcext:value-type="float">
            <text:p>7.8741344809532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15161326015141" calcext:value-type="float">
            <text:p>1.15161326015141</text:p>
          </table:table-cell>
          <table:table-cell office:value-type="float" office:value="0.373345522472174" calcext:value-type="float">
            <text:p>0.373345522472174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28.1540448069572" calcext:value-type="float">
            <text:p>28.1540448069572</text:p>
          </table:table-cell>
          <table:table-cell office:value-type="float" office:value="8.02778822183609" calcext:value-type="float">
            <text:p>8.0277882218360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47381508609793" calcext:value-type="float">
            <text:p>1.47381508609793</text:p>
          </table:table-cell>
          <table:table-cell office:value-type="float" office:value="0.551264086444827" calcext:value-type="float">
            <text:p>0.551264086444827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9.930182158947" calcext:value-type="float">
            <text:p>29.930182158947</text:p>
          </table:table-cell>
          <table:table-cell office:value-type="float" office:value="8.72466361522675" calcext:value-type="float">
            <text:p>8.724663615226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32710541094" calcext:value-type="float">
            <text:p>2.32710541094</text:p>
          </table:table-cell>
          <table:table-cell office:value-type="float" office:value="0.334347188344234" calcext:value-type="float">
            <text:p>0.334347188344234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8.9492143988609" calcext:value-type="float">
            <text:p>28.9492143988609</text:p>
          </table:table-cell>
          <table:table-cell office:value-type="float" office:value="9.37968975305557" calcext:value-type="float">
            <text:p>9.379689753055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08197592216545" calcext:value-type="float">
            <text:p>2.08197592216545</text:p>
          </table:table-cell>
          <table:table-cell office:value-type="float" office:value="0.77169242790382" calcext:value-type="float">
            <text:p>0.77169242790382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9.303697347641" calcext:value-type="float">
            <text:p>29.303697347641</text:p>
          </table:table-cell>
          <table:table-cell office:value-type="float" office:value="9.20108300447464" calcext:value-type="float">
            <text:p>9.2010830044746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55496849776607" calcext:value-type="float">
            <text:p>2.55496849776607</text:p>
          </table:table-cell>
          <table:table-cell office:value-type="float" office:value="0.587139403677182" calcext:value-type="float">
            <text:p>0.587139403677182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6.0289263129234" calcext:value-type="float">
            <text:p>26.0289263129234</text:p>
          </table:table-cell>
          <table:table-cell office:value-type="float" office:value="8.25395619869232" calcext:value-type="float">
            <text:p>8.253956198692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44483526662071" calcext:value-type="float">
            <text:p>1.44483526662071</text:p>
          </table:table-cell>
          <table:table-cell office:value-type="float" office:value="0.815242796731557" calcext:value-type="float">
            <text:p>0.815242796731557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32.0005842447281" calcext:value-type="float">
            <text:p>32.0005842447281</text:p>
          </table:table-cell>
          <table:table-cell office:value-type="float" office:value="7.81011646986008" calcext:value-type="float">
            <text:p>7.8101164698600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97384117866955" calcext:value-type="float">
            <text:p>2.97384117866955</text:p>
          </table:table-cell>
          <table:table-cell office:value-type="float" office:value="1.81848235246638" calcext:value-type="float">
            <text:p>1.8184823524663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9.2926577925682" calcext:value-type="float">
            <text:p>29.2926577925682</text:p>
          </table:table-cell>
          <table:table-cell office:value-type="float" office:value="7.99549025297165" calcext:value-type="float">
            <text:p>7.9954902529716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1395888920544" calcext:value-type="float">
            <text:p>1.61395888920544</text:p>
          </table:table-cell>
          <table:table-cell office:value-type="float" office:value="1.98900055490641" calcext:value-type="float">
            <text:p>1.9890005549064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7.2976653575897" calcext:value-type="float">
            <text:p>27.2976653575897</text:p>
          </table:table-cell>
          <table:table-cell office:value-type="float" office:value="9.00737571716309" calcext:value-type="float">
            <text:p>9.0073757171630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2258750814985" calcext:value-type="float">
            <text:p>1.72258750814985</text:p>
          </table:table-cell>
          <table:table-cell office:value-type="float" office:value="2.23933319214224" calcext:value-type="float">
            <text:p>2.2393331921422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9.055758535862" calcext:value-type="float">
            <text:p>29.055758535862</text:p>
          </table:table-cell>
          <table:table-cell office:value-type="float" office:value="7.46104717254639" calcext:value-type="float">
            <text:p>7.4610471725463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41134226148148" calcext:value-type="float">
            <text:p>3.41134226148148</text:p>
          </table:table-cell>
          <table:table-cell office:value-type="float" office:value="1.51024100401333" calcext:value-type="float">
            <text:p>1.5102410040133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4440659284592" calcext:value-type="float">
            <text:p>25.4440659284592</text:p>
          </table:table-cell>
          <table:table-cell office:value-type="float" office:value="6.93669617176056" calcext:value-type="float">
            <text:p>6.9366961717605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43923990259494" calcext:value-type="float">
            <text:p>1.43923990259494</text:p>
          </table:table-cell>
          <table:table-cell office:value-type="float" office:value="1.31601766835557" calcext:value-type="float">
            <text:p>1.31601766835557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3583544492722" calcext:value-type="float">
            <text:p>25.3583544492722</text:p>
          </table:table-cell>
          <table:table-cell office:value-type="float" office:value="6.88501876592636" calcext:value-type="float">
            <text:p>6.8850187659263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2986967044796" calcext:value-type="float">
            <text:p>0.992986967044796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2.08077297108755" calcext:value-type="float">
            <text:p>2.08077297108755</text:p>
          </table:table-cell>
          <table:table-cell office:value-type="float" office:value="0.638319758826037" calcext:value-type="float">
            <text:p>0.638319758826037</text:p>
          </table:table-cell>
          <table:table-cell office:value-type="float" office:value="0.0117141406706574" calcext:value-type="float">
            <text:p>0.011714140670658</text:p>
          </table:table-cell>
          <table:table-cell office:value-type="float" office:value="0.00170058077912032" calcext:value-type="float">
            <text:p>0.00170058077912</text:p>
          </table:table-cell>
        </table:table-row>
        <table:table-row table:style-name="ro1">
          <table:table-cell office:value-type="float" office:value="24.4798318147659" calcext:value-type="float">
            <text:p>24.4798318147659</text:p>
          </table:table-cell>
          <table:table-cell office:value-type="float" office:value="7.67220091819763" calcext:value-type="float">
            <text:p>7.6722009181976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1955613909482" calcext:value-type="float">
            <text:p>0.99195561390948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1.06166640986917" calcext:value-type="float">
            <text:p>1.06166640986917</text:p>
          </table:table-cell>
          <table:table-cell office:value-type="float" office:value="0.544596039962338" calcext:value-type="float">
            <text:p>0.544596039962338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75954755713084" calcext:value-type="float">
            <text:p>0.002759547557131</text:p>
          </table:table-cell>
        </table:table-row>
        <table:table-row table:style-name="ro1">
          <table:table-cell office:value-type="float" office:value="24.2759389877319" calcext:value-type="float">
            <text:p>24.2759389877319</text:p>
          </table:table-cell>
          <table:table-cell office:value-type="float" office:value="7.16631835699081" calcext:value-type="float">
            <text:p>7.1663183569908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749343282419" calcext:value-type="float">
            <text:p>0.99174934328241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1.25574355389161" calcext:value-type="float">
            <text:p>1.25574355389161</text:p>
          </table:table-cell>
          <table:table-cell office:value-type="float" office:value="0.599971365767297" calcext:value-type="float">
            <text:p>0.599971365767297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303140764766674" calcext:value-type="float">
            <text:p>0.003031407647667</text:p>
          </table:table-cell>
        </table:table-row>
        <table:table-row table:style-name="ro1">
          <table:table-cell office:value-type="float" office:value="24.1947793364525" calcext:value-type="float">
            <text:p>24.1947793364525</text:p>
          </table:table-cell>
          <table:table-cell office:value-type="float" office:value="7.38277953863144" calcext:value-type="float">
            <text:p>7.3827795386314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1130530839547" calcext:value-type="float">
            <text:p>0.991130530839547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1.16933086107205" calcext:value-type="float">
            <text:p>1.16933086107205</text:p>
          </table:table-cell>
          <table:table-cell office:value-type="float" office:value="0.589081149625158" calcext:value-type="float">
            <text:p>0.589081149625158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196725234053783" calcext:value-type="float">
            <text:p>0.001967252340538</text:p>
          </table:table-cell>
        </table:table-row>
        <table:table-row table:style-name="ro1">
          <table:table-cell office:value-type="float" office:value="25.5192863345146" calcext:value-type="float">
            <text:p>25.5192863345146</text:p>
          </table:table-cell>
          <table:table-cell office:value-type="float" office:value="7.30999034643173" calcext:value-type="float">
            <text:p>7.3099903464317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0099348035056" calcext:value-type="float">
            <text:p>0.990099348035056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1.13370086750257" calcext:value-type="float">
            <text:p>1.13370086750257</text:p>
          </table:table-cell>
          <table:table-cell office:value-type="float" office:value="0.56634649744171" calcext:value-type="float">
            <text:p>0.56634649744171</text:p>
          </table:table-cell>
          <table:table-cell office:value-type="float" office:value="0.0111111374631242" calcext:value-type="float">
            <text:p>0.011111137463124</text:p>
          </table:table-cell>
          <table:table-cell office:value-type="float" office:value="0.0035484975732042" calcext:value-type="float">
            <text:p>0.003548497573204</text:p>
          </table:table-cell>
        </table:table-row>
        <table:table-row table:style-name="ro1">
          <table:table-cell office:value-type="float" office:value="24.965948343277" calcext:value-type="float">
            <text:p>24.965948343277</text:p>
          </table:table-cell>
          <table:table-cell office:value-type="float" office:value="7.599076628685" calcext:value-type="float">
            <text:p>7.59907662868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7727268300005" calcext:value-type="float">
            <text:p>1.7727268300005</text:p>
          </table:table-cell>
          <table:table-cell office:value-type="float" office:value="1.03275815964503" calcext:value-type="float">
            <text:p>1.03275815964503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5.4583563804626" calcext:value-type="float">
            <text:p>25.4583563804626</text:p>
          </table:table-cell>
          <table:table-cell office:value-type="float" office:value="7.36199975013733" calcext:value-type="float">
            <text:p>7.3619997501373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540556040305027" calcext:value-type="float">
            <text:p>0.540556040305027</text:p>
          </table:table-cell>
          <table:table-cell office:value-type="float" office:value="1.0879299986522" calcext:value-type="float">
            <text:p>1.0879299986522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5.6742512583733" calcext:value-type="float">
            <text:p>25.6742512583733</text:p>
          </table:table-cell>
          <table:table-cell office:value-type="float" office:value="7.09955286979675" calcext:value-type="float">
            <text:p>7.0995528697967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859571199535823" calcext:value-type="float">
            <text:p>0.859571199535823</text:p>
          </table:table-cell>
          <table:table-cell office:value-type="float" office:value="0.864042566429931" calcext:value-type="float">
            <text:p>0.864042566429931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6.2412202954292" calcext:value-type="float">
            <text:p>26.2412202954292</text:p>
          </table:table-cell>
          <table:table-cell office:value-type="float" office:value="7.07879424095154" calcext:value-type="float">
            <text:p>7.0787942409515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2.10369219962921" calcext:value-type="float">
            <text:p>2.10369219962921</text:p>
          </table:table-cell>
          <table:table-cell office:value-type="float" office:value="1.51354752476082" calcext:value-type="float">
            <text:p>1.51354752476082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26.7428674101829" calcext:value-type="float">
            <text:p>26.7428674101829</text:p>
          </table:table-cell>
          <table:table-cell office:value-type="float" office:value="7.55722564458847" calcext:value-type="float">
            <text:p>7.5572256445884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71724295987612" calcext:value-type="float">
            <text:p>1.71724295987612</text:p>
          </table:table-cell>
          <table:table-cell office:value-type="float" office:value="0.82240795335694" calcext:value-type="float">
            <text:p>0.82240795335694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25.7459308505058" calcext:value-type="float">
            <text:p>25.7459308505058</text:p>
          </table:table-cell>
          <table:table-cell office:value-type="float" office:value="8.01906776428223" calcext:value-type="float">
            <text:p>8.019067764282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0276670336365" calcext:value-type="float">
            <text:p>1.0276670336365</text:p>
          </table:table-cell>
          <table:table-cell office:value-type="float" office:value="0.521329103590403" calcext:value-type="float">
            <text:p>0.52132910359040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6.4289600849152" calcext:value-type="float">
            <text:p>26.4289600849152</text:p>
          </table:table-cell>
          <table:table-cell office:value-type="float" office:value="7.20774519443512" calcext:value-type="float">
            <text:p>7.2077451944351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8475259584843" calcext:value-type="float">
            <text:p>1.58475259584843</text:p>
          </table:table-cell>
          <table:table-cell office:value-type="float" office:value="1.1529624766048" calcext:value-type="float">
            <text:p>1.1529624766048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5.9349583387375" calcext:value-type="float">
            <text:p>25.9349583387375</text:p>
          </table:table-cell>
          <table:table-cell office:value-type="float" office:value="8.4418135881424" calcext:value-type="float">
            <text:p>8.44181358814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3127740084469" calcext:value-type="float">
            <text:p>2.3127740084469</text:p>
          </table:table-cell>
          <table:table-cell office:value-type="float" office:value="0.175903718805533" calcext:value-type="float">
            <text:p>0.17590371880553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4471420049667" calcext:value-type="float">
            <text:p>24.4471420049667</text:p>
          </table:table-cell>
          <table:table-cell office:value-type="float" office:value="7.8974090218544" calcext:value-type="float">
            <text:p>7.897409021854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60794318450884" calcext:value-type="float">
            <text:p>1.60794318450884</text:p>
          </table:table-cell>
          <table:table-cell office:value-type="float" office:value="0.913316939015074" calcext:value-type="float">
            <text:p>0.913316939015074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6887459158897" calcext:value-type="float">
            <text:p>24.6887459158897</text:p>
          </table:table-cell>
          <table:table-cell office:value-type="float" office:value="10.4449101090431" calcext:value-type="float">
            <text:p>10.444910109043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22833819444546" calcext:value-type="float">
            <text:p>2.22833819444546</text:p>
          </table:table-cell>
          <table:table-cell office:value-type="float" office:value="0.391218323663357" calcext:value-type="float">
            <text:p>0.391218323663357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4952132105827" calcext:value-type="float">
            <text:p>23.4952132105827</text:p>
          </table:table-cell>
          <table:table-cell office:value-type="float" office:value="7.68687582015991" calcext:value-type="float">
            <text:p>7.6868758201599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2907011716095" calcext:value-type="float">
            <text:p>1.12907011716095</text:p>
          </table:table-cell>
          <table:table-cell office:value-type="float" office:value="0.684605885312293" calcext:value-type="float">
            <text:p>0.68460588531229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3625063300133" calcext:value-type="float">
            <text:p>23.3625063300133</text:p>
          </table:table-cell>
          <table:table-cell office:value-type="float" office:value="8.07386916875839" calcext:value-type="float">
            <text:p>8.0738691687583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6224791089024" calcext:value-type="float">
            <text:p>1.06224791089024</text:p>
          </table:table-cell>
          <table:table-cell office:value-type="float" office:value="0.584153788161388" calcext:value-type="float">
            <text:p>0.58415378816138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6626084446907" calcext:value-type="float">
            <text:p>23.6626084446907</text:p>
          </table:table-cell>
          <table:table-cell office:value-type="float" office:value="7.89835923910141" calcext:value-type="float">
            <text:p>7.8983592391014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3520921112017" calcext:value-type="float">
            <text:p>1.03520921112017</text:p>
          </table:table-cell>
          <table:table-cell office:value-type="float" office:value="0.437072722496949" calcext:value-type="float">
            <text:p>0.437072722496949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3237081766129" calcext:value-type="float">
            <text:p>23.3237081766129</text:p>
          </table:table-cell>
          <table:table-cell office:value-type="float" office:value="7.92147135734558" calcext:value-type="float">
            <text:p>7.9214713573455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1096024425847" calcext:value-type="float">
            <text:p>1.31096024425847</text:p>
          </table:table-cell>
          <table:table-cell office:value-type="float" office:value="0.550899031274512" calcext:value-type="float">
            <text:p>0.55089903127451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4593240022659" calcext:value-type="float">
            <text:p>23.4593240022659</text:p>
          </table:table-cell>
          <table:table-cell office:value-type="float" office:value="7.74629068374634" calcext:value-type="float">
            <text:p>7.7462906837463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2620711075448" calcext:value-type="float">
            <text:p>1.22620711075448</text:p>
          </table:table-cell>
          <table:table-cell office:value-type="float" office:value="0.457282568910471" calcext:value-type="float">
            <text:p>0.45728256891047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6369907855988" calcext:value-type="float">
            <text:p>23.6369907855988</text:p>
          </table:table-cell>
          <table:table-cell office:value-type="float" office:value="7.73408961296082" calcext:value-type="float">
            <text:p>7.7340896129608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3399168198959" calcext:value-type="float">
            <text:p>0.99339916819895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0240961997614" calcext:value-type="float">
            <text:p>1.0240961997614</text:p>
          </table:table-cell>
          <table:table-cell office:value-type="float" office:value="0.584955025091487" calcext:value-type="float">
            <text:p>0.584955025091487</text:p>
          </table:table-cell>
          <table:table-cell office:value-type="float" office:value="0.0116234680634604" calcext:value-type="float">
            <text:p>0.011623468063461</text:p>
          </table:table-cell>
          <table:table-cell office:value-type="float" office:value="0.00210375634416538" calcext:value-type="float">
            <text:p>0.002103756344165</text:p>
          </table:table-cell>
        </table:table-row>
        <table:table-row table:style-name="ro1">
          <table:table-cell office:value-type="float" office:value="24.1584370732307" calcext:value-type="float">
            <text:p>24.1584370732307</text:p>
          </table:table-cell>
          <table:table-cell office:value-type="float" office:value="7.24061238765717" calcext:value-type="float">
            <text:p>7.2406123876571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2986967044796" calcext:value-type="float">
            <text:p>0.992986967044796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1.03547353359938" calcext:value-type="float">
            <text:p>1.03547353359938</text:p>
          </table:table-cell>
          <table:table-cell office:value-type="float" office:value="0.502521389776123" calcext:value-type="float">
            <text:p>0.502521389776123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189016828132708" calcext:value-type="float">
            <text:p>0.001890168281327</text:p>
          </table:table-cell>
        </table:table-row>
        <table:table-row table:style-name="ro1">
          <table:table-cell office:value-type="float" office:value="24.5094215273857" calcext:value-type="float">
            <text:p>24.5094215273857</text:p>
          </table:table-cell>
          <table:table-cell office:value-type="float" office:value="7.40769284963608" calcext:value-type="float">
            <text:p>7.4076928496360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2780866748556" calcext:value-type="float">
            <text:p>0.992780866748556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0.847804232494662" calcext:value-type="float">
            <text:p>0.847804232494662</text:p>
          </table:table-cell>
          <table:table-cell office:value-type="float" office:value="0.543324075030073" calcext:value-type="float">
            <text:p>0.543324075030073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36048886346528" calcext:value-type="float">
            <text:p>0.002360488863465</text:p>
          </table:table-cell>
        </table:table-row>
        <table:table-row table:style-name="ro1">
          <table:table-cell office:value-type="float" office:value="25.3015011548996" calcext:value-type="float">
            <text:p>25.3015011548996</text:p>
          </table:table-cell>
          <table:table-cell office:value-type="float" office:value="8.26985734701157" calcext:value-type="float">
            <text:p>8.2698573470115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1955783959463" calcext:value-type="float">
            <text:p>0.9919557839594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68167423056102" calcext:value-type="float">
            <text:p>1.68167423056102</text:p>
          </table:table-cell>
          <table:table-cell office:value-type="float" office:value="1.23941658012974" calcext:value-type="float">
            <text:p>1.23941658012974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36037025217711" calcext:value-type="float">
            <text:p>0.002360370252177</text:p>
          </table:table-cell>
        </table:table-row>
        <table:table-row table:style-name="ro1">
          <table:table-cell office:value-type="float" office:value="34.4627388119698" calcext:value-type="float">
            <text:p>34.4627388119698</text:p>
          </table:table-cell>
          <table:table-cell office:value-type="float" office:value="9.33241134881973" calcext:value-type="float">
            <text:p>9.3324113488197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0717989866264" calcext:value-type="float">
            <text:p>0.99071798986626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3.03789520325879" calcext:value-type="float">
            <text:p>3.03789520325879</text:p>
          </table:table-cell>
          <table:table-cell office:value-type="float" office:value="2.8762600103312" calcext:value-type="float">
            <text:p>2.8762600103312</text:p>
          </table:table-cell>
          <table:table-cell office:value-type="float" office:value="0.0111111374631242" calcext:value-type="float">
            <text:p>0.011111137463124</text:p>
          </table:table-cell>
          <table:table-cell office:value-type="float" office:value="0.00331945297086232" calcext:value-type="float">
            <text:p>0.003319452970862</text:p>
          </table:table-cell>
        </table:table-row>
        <table:table-row table:style-name="ro1">
          <table:table-cell office:value-type="float" office:value="44.2726021409035" calcext:value-type="float">
            <text:p>44.2726021409035</text:p>
          </table:table-cell>
          <table:table-cell office:value-type="float" office:value="11.3182791471481" calcext:value-type="float">
            <text:p>11.318279147148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33914689234444" calcext:value-type="float">
            <text:p>4.33914689234444</text:p>
          </table:table-cell>
          <table:table-cell office:value-type="float" office:value="1.97655936661687" calcext:value-type="float">
            <text:p>1.97655936661687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51.722013771534" calcext:value-type="float">
            <text:p>51.722013771534</text:p>
          </table:table-cell>
          <table:table-cell office:value-type="float" office:value="11.4863038659096" calcext:value-type="float">
            <text:p>11.486303865909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32792337989054" calcext:value-type="float">
            <text:p>4.32792337989054</text:p>
          </table:table-cell>
          <table:table-cell office:value-type="float" office:value="3.07945044523261" calcext:value-type="float">
            <text:p>3.07945044523261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52.0561319589615" calcext:value-type="float">
            <text:p>52.0561319589615</text:p>
          </table:table-cell>
          <table:table-cell office:value-type="float" office:value="11.1636534333229" calcext:value-type="float">
            <text:p>11.163653433322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70087512559849" calcext:value-type="float">
            <text:p>2.70087512559849</text:p>
          </table:table-cell>
          <table:table-cell office:value-type="float" office:value="2.64394337327373" calcext:value-type="float">
            <text:p>2.64394337327373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49.3919999599457" calcext:value-type="float">
            <text:p>49.3919999599457</text:p>
          </table:table-cell>
          <table:table-cell office:value-type="float" office:value="10.3506090641022" calcext:value-type="float">
            <text:p>10.350609064102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4.55340692291583" calcext:value-type="float">
            <text:p>4.55340692291583</text:p>
          </table:table-cell>
          <table:table-cell office:value-type="float" office:value="2.90034389095188" calcext:value-type="float">
            <text:p>2.90034389095188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43.7226173877716" calcext:value-type="float">
            <text:p>43.7226173877716</text:p>
          </table:table-cell>
          <table:table-cell office:value-type="float" office:value="9.49337476491928" calcext:value-type="float">
            <text:p>9.4933747649192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64769186173145" calcext:value-type="float">
            <text:p>2.64769186173145</text:p>
          </table:table-cell>
          <table:table-cell office:value-type="float" office:value="2.74594211157518" calcext:value-type="float">
            <text:p>2.74594211157518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44.5526332855225" calcext:value-type="float">
            <text:p>44.5526332855225</text:p>
          </table:table-cell>
          <table:table-cell office:value-type="float" office:value="8.89567220211029" calcext:value-type="float">
            <text:p>8.8956722021102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98009509526467" calcext:value-type="float">
            <text:p>2.98009509526467</text:p>
          </table:table-cell>
          <table:table-cell office:value-type="float" office:value="2.18193875363013" calcext:value-type="float">
            <text:p>2.1819387536301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47.2292788624764" calcext:value-type="float">
            <text:p>47.2292788624764</text:p>
          </table:table-cell>
          <table:table-cell office:value-type="float" office:value="7.15175068378449" calcext:value-type="float">
            <text:p>7.1517506837844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25326001793607" calcext:value-type="float">
            <text:p>4.25326001793607</text:p>
          </table:table-cell>
          <table:table-cell office:value-type="float" office:value="1.89021296362318" calcext:value-type="float">
            <text:p>1.89021296362318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49.9264622330666" calcext:value-type="float">
            <text:p>49.9264622330666</text:p>
          </table:table-cell>
          <table:table-cell office:value-type="float" office:value="8.00765693187714" calcext:value-type="float">
            <text:p>8.0076569318771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6.3472221922211" calcext:value-type="float">
            <text:p>6.3472221922211</text:p>
          </table:table-cell>
          <table:table-cell office:value-type="float" office:value="1.68554722689194" calcext:value-type="float">
            <text:p>1.68554722689194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51.6532217264175" calcext:value-type="float">
            <text:p>51.6532217264175</text:p>
          </table:table-cell>
          <table:table-cell office:value-type="float" office:value="7.60914218425751" calcext:value-type="float">
            <text:p>7.609142184257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79070540464235" calcext:value-type="float">
            <text:p>4.79070540464235</text:p>
          </table:table-cell>
          <table:table-cell office:value-type="float" office:value="1.54844828219014" calcext:value-type="float">
            <text:p>1.54844828219014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50.0836542248726" calcext:value-type="float">
            <text:p>50.0836542248726</text:p>
          </table:table-cell>
          <table:table-cell office:value-type="float" office:value="7.10177820920944" calcext:value-type="float">
            <text:p>7.1017782092094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17170577614144" calcext:value-type="float">
            <text:p>3.17170577614144</text:p>
          </table:table-cell>
          <table:table-cell office:value-type="float" office:value="1.42324168358697" calcext:value-type="float">
            <text:p>1.42324168358697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51.5596617460251" calcext:value-type="float">
            <text:p>51.5596617460251</text:p>
          </table:table-cell>
          <table:table-cell office:value-type="float" office:value="8.02896898984909" calcext:value-type="float">
            <text:p>8.0289689898490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46840377330418" calcext:value-type="float">
            <text:p>4.46840377330418</text:p>
          </table:table-cell>
          <table:table-cell office:value-type="float" office:value="1.82718148952988" calcext:value-type="float">
            <text:p>1.8271814895298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48.5334435105324" calcext:value-type="float">
            <text:p>48.5334435105324</text:p>
          </table:table-cell>
          <table:table-cell office:value-type="float" office:value="7.72890168428421" calcext:value-type="float">
            <text:p>7.7289016842842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1397578315925" calcext:value-type="float">
            <text:p>2.1397578315925</text:p>
          </table:table-cell>
          <table:table-cell office:value-type="float" office:value="2.08468772660583" calcext:value-type="float">
            <text:p>2.0846877266058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52.9431905150414" calcext:value-type="float">
            <text:p>52.9431905150414</text:p>
          </table:table-cell>
          <table:table-cell office:value-type="float" office:value="9.06492364406586" calcext:value-type="float">
            <text:p>9.0649236440658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02526771161656" calcext:value-type="float">
            <text:p>6.02526771161656</text:p>
          </table:table-cell>
          <table:table-cell office:value-type="float" office:value="3.01059130248544" calcext:value-type="float">
            <text:p>3.0105913024854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49.3579861521721" calcext:value-type="float">
            <text:p>49.3579861521721</text:p>
          </table:table-cell>
          <table:table-cell office:value-type="float" office:value="7.69048637151718" calcext:value-type="float">
            <text:p>7.6904863715171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09049706855225" calcext:value-type="float">
            <text:p>6.09049706855225</text:p>
          </table:table-cell>
          <table:table-cell office:value-type="float" office:value="2.35973549566918" calcext:value-type="float">
            <text:p>2.3597354956691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52.7387779951096" calcext:value-type="float">
            <text:p>52.7387779951096</text:p>
          </table:table-cell>
          <table:table-cell office:value-type="float" office:value="7.58310389518738" calcext:value-type="float">
            <text:p>7.5831038951873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9.46349185188992" calcext:value-type="float">
            <text:p>9.46349185188992</text:p>
          </table:table-cell>
          <table:table-cell office:value-type="float" office:value="2.32435776358141" calcext:value-type="float">
            <text:p>2.3243577635814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53.8842268586159" calcext:value-type="float">
            <text:p>53.8842268586159</text:p>
          </table:table-cell>
          <table:table-cell office:value-type="float" office:value="7.77899062633514" calcext:value-type="float">
            <text:p>7.7789906263351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3811879783908" calcext:value-type="float">
            <text:p>0.99381187978390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7.15908348407714" calcext:value-type="float">
            <text:p>7.15908348407714</text:p>
          </table:table-cell>
          <table:table-cell office:value-type="float" office:value="2.58745681018236" calcext:value-type="float">
            <text:p>2.58745681018236</text:p>
          </table:table-cell>
          <table:table-cell office:value-type="float" office:value="0.0116234680634604" calcext:value-type="float">
            <text:p>0.011623468063461</text:p>
          </table:table-cell>
          <table:table-cell office:value-type="float" office:value="0.00206270627062853" calcext:value-type="float">
            <text:p>0.002062706270629</text:p>
          </table:table-cell>
        </table:table-row>
        <table:table-row table:style-name="ro1">
          <table:table-cell office:value-type="float" office:value="54.1201730370522" calcext:value-type="float">
            <text:p>54.1201730370522</text:p>
          </table:table-cell>
          <table:table-cell office:value-type="float" office:value="7.04060864448547" calcext:value-type="float">
            <text:p>7.0406086444854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399508579763" calcext:value-type="float">
            <text:p>0.9933995085797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7.48072784218038" calcext:value-type="float">
            <text:p>7.48072784218038</text:p>
          </table:table-cell>
          <table:table-cell office:value-type="float" office:value="1.24299518430013" calcext:value-type="float">
            <text:p>1.24299518430013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25939523864146" calcext:value-type="float">
            <text:p>0.002259395238641</text:p>
          </table:table-cell>
        </table:table-row>
        <table:table-row table:style-name="ro1">
          <table:table-cell office:value-type="float" office:value="53.7653605937958" calcext:value-type="float">
            <text:p>53.7653605937958</text:p>
          </table:table-cell>
          <table:table-cell office:value-type="float" office:value="7.05612701177597" calcext:value-type="float">
            <text:p>7.0561270117759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399338529782" calcext:value-type="float">
            <text:p>0.99339933852978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5.11585065068031" calcext:value-type="float">
            <text:p>5.11585065068031</text:p>
          </table:table-cell>
          <table:table-cell office:value-type="float" office:value="1.56771383140957" calcext:value-type="float">
            <text:p>1.56771383140957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5430748559411" calcext:value-type="float">
            <text:p>0.002543074855941</text:p>
          </table:table-cell>
        </table:table-row>
        <table:table-row table:style-name="ro1">
          <table:table-cell office:value-type="float" office:value="52.3074687719345" calcext:value-type="float">
            <text:p>52.3074687719345</text:p>
          </table:table-cell>
          <table:table-cell office:value-type="float" office:value="7.43189764022827" calcext:value-type="float">
            <text:p>7.4318976402282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5.45750229094933" calcext:value-type="float">
            <text:p>5.45750229094933</text:p>
          </table:table-cell>
          <table:table-cell office:value-type="float" office:value="2.09704033147708" calcext:value-type="float">
            <text:p>2.09704033147708</text:p>
          </table:table-cell>
          <table:table-cell office:value-type="float" office:value="0.00970517045485601" calcext:value-type="float">
            <text:p>0.009705170454856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52.509949028492" calcext:value-type="float">
            <text:p>52.509949028492</text:p>
          </table:table-cell>
          <table:table-cell office:value-type="float" office:value="7.37037992477417" calcext:value-type="float">
            <text:p>7.3703799247741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0717989866264" calcext:value-type="float">
            <text:p>0.99071798986626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4.41811748073219" calcext:value-type="float">
            <text:p>4.41811748073219</text:p>
          </table:table-cell>
          <table:table-cell office:value-type="float" office:value="2.27275039055546" calcext:value-type="float">
            <text:p>2.27275039055546</text:p>
          </table:table-cell>
          <table:table-cell office:value-type="float" office:value="0.0111111374631242" calcext:value-type="float">
            <text:p>0.011111137463124</text:p>
          </table:table-cell>
          <table:table-cell office:value-type="float" office:value="0.00331945297086232" calcext:value-type="float">
            <text:p>0.003319452970862</text:p>
          </table:table-cell>
        </table:table-row>
        <table:table-row table:style-name="ro1">
          <table:table-cell office:value-type="float" office:value="51.6307826638222" calcext:value-type="float">
            <text:p>51.6307826638222</text:p>
          </table:table-cell>
          <table:table-cell office:value-type="float" office:value="7.0137249827385" calcext:value-type="float">
            <text:p>7.013724982738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65360076004358" calcext:value-type="float">
            <text:p>4.65360076004358</text:p>
          </table:table-cell>
          <table:table-cell office:value-type="float" office:value="2.02792436772837" calcext:value-type="float">
            <text:p>2.02792436772837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50.4611817002296" calcext:value-type="float">
            <text:p>50.4611817002296</text:p>
          </table:table-cell>
          <table:table-cell office:value-type="float" office:value="7.96536290645599" calcext:value-type="float">
            <text:p>7.9653629064559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7.44889916204196" calcext:value-type="float">
            <text:p>7.44889916204196</text:p>
          </table:table-cell>
          <table:table-cell office:value-type="float" office:value="2.9131247983858" calcext:value-type="float">
            <text:p>2.9131247983858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50.6567870974541" calcext:value-type="float">
            <text:p>50.6567870974541</text:p>
          </table:table-cell>
          <table:table-cell office:value-type="float" office:value="7.44504725933075" calcext:value-type="float">
            <text:p>7.4450472593307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6.58322515603247" calcext:value-type="float">
            <text:p>6.58322515603247</text:p>
          </table:table-cell>
          <table:table-cell office:value-type="float" office:value="2.5266442933703" calcext:value-type="float">
            <text:p>2.5266442933703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50.2728648781776" calcext:value-type="float">
            <text:p>50.2728648781776</text:p>
          </table:table-cell>
          <table:table-cell office:value-type="float" office:value="7.34193348884583" calcext:value-type="float">
            <text:p>7.3419334888458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6.65143060331187" calcext:value-type="float">
            <text:p>6.65143060331187</text:p>
          </table:table-cell>
          <table:table-cell office:value-type="float" office:value="3.05152082135615" calcext:value-type="float">
            <text:p>3.05152082135615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53.3385756611824" calcext:value-type="float">
            <text:p>53.3385756611824</text:p>
          </table:table-cell>
          <table:table-cell office:value-type="float" office:value="7.13445121049881" calcext:value-type="float">
            <text:p>7.1344512104988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6.42555476917293" calcext:value-type="float">
            <text:p>6.42555476917293</text:p>
          </table:table-cell>
          <table:table-cell office:value-type="float" office:value="2.32562980565729" calcext:value-type="float">
            <text:p>2.32562980565729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49.3033860325813" calcext:value-type="float">
            <text:p>49.3033860325813</text:p>
          </table:table-cell>
          <table:table-cell office:value-type="float" office:value="7.38141292333603" calcext:value-type="float">
            <text:p>7.3814129233360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5.32548377133543" calcext:value-type="float">
            <text:p>5.32548377133543</text:p>
          </table:table-cell>
          <table:table-cell office:value-type="float" office:value="1.4902555682994" calcext:value-type="float">
            <text:p>1.4902555682994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48.8587979078293" calcext:value-type="float">
            <text:p>48.8587979078293</text:p>
          </table:table-cell>
          <table:table-cell office:value-type="float" office:value="6.8666233420372" calcext:value-type="float">
            <text:p>6.866623342037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5.29254435305244" calcext:value-type="float">
            <text:p>5.29254435305244</text:p>
          </table:table-cell>
          <table:table-cell office:value-type="float" office:value="0.873343485437928" calcext:value-type="float">
            <text:p>0.873343485437928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47.6334862709045" calcext:value-type="float">
            <text:p>47.6334862709045</text:p>
          </table:table-cell>
          <table:table-cell office:value-type="float" office:value="9.85557609796524" calcext:value-type="float">
            <text:p>9.855576097965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5.64217164899247" calcext:value-type="float">
            <text:p>5.64217164899247</text:p>
          </table:table-cell>
          <table:table-cell office:value-type="float" office:value="0.802581568434818" calcext:value-type="float">
            <text:p>0.802581568434818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54.8403748869896" calcext:value-type="float">
            <text:p>54.8403748869896</text:p>
          </table:table-cell>
          <table:table-cell office:value-type="float" office:value="11.5976010560989" calcext:value-type="float">
            <text:p>11.597601056098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37804432405086" calcext:value-type="float">
            <text:p>4.37804432405086</text:p>
          </table:table-cell>
          <table:table-cell office:value-type="float" office:value="3.18767356935597" calcext:value-type="float">
            <text:p>3.18767356935597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55.7915733456612" calcext:value-type="float">
            <text:p>55.7915733456612</text:p>
          </table:table-cell>
          <table:table-cell office:value-type="float" office:value="11.8010816574097" calcext:value-type="float">
            <text:p>11.801081657409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92786473386833" calcext:value-type="float">
            <text:p>2.92786473386833</text:p>
          </table:table-cell>
          <table:table-cell office:value-type="float" office:value="3.06298423029703" calcext:value-type="float">
            <text:p>3.0629842302970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53.1849947571754" calcext:value-type="float">
            <text:p>53.1849947571754</text:p>
          </table:table-cell>
          <table:table-cell office:value-type="float" office:value="11.4947016239166" calcext:value-type="float">
            <text:p>11.494701623916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396318636875" calcext:value-type="float">
            <text:p>1.6396318636875</text:p>
          </table:table-cell>
          <table:table-cell office:value-type="float" office:value="3.30295880027707" calcext:value-type="float">
            <text:p>3.30295880027707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56.0090043544769" calcext:value-type="float">
            <text:p>56.0090043544769</text:p>
          </table:table-cell>
          <table:table-cell office:value-type="float" office:value="10.7994582653046" calcext:value-type="float">
            <text:p>10.799458265304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4604545317842" calcext:value-type="float">
            <text:p>1.74604545317842</text:p>
          </table:table-cell>
          <table:table-cell office:value-type="float" office:value="2.89358911331178" calcext:value-type="float">
            <text:p>2.8935891133117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58.7834574580193" calcext:value-type="float">
            <text:p>58.7834574580193</text:p>
          </table:table-cell>
          <table:table-cell office:value-type="float" office:value="10.1900733113289" calcext:value-type="float">
            <text:p>10.190073311328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90522172247951" calcext:value-type="float">
            <text:p>1.90522172247951</text:p>
          </table:table-cell>
          <table:table-cell office:value-type="float" office:value="2.43987071282582" calcext:value-type="float">
            <text:p>2.4398707128258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60.6960738301277" calcext:value-type="float">
            <text:p>60.6960738301277</text:p>
          </table:table-cell>
          <table:table-cell office:value-type="float" office:value="9.84731304645538" calcext:value-type="float">
            <text:p>9.8473130464553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16296046107562" calcext:value-type="float">
            <text:p>3.16296046107562</text:p>
          </table:table-cell>
          <table:table-cell office:value-type="float" office:value="1.15819537437502" calcext:value-type="float">
            <text:p>1.1581953743750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59.7945055961609" calcext:value-type="float">
            <text:p>59.7945055961609</text:p>
          </table:table-cell>
          <table:table-cell office:value-type="float" office:value="8.34366238117218" calcext:value-type="float">
            <text:p>8.3436623811721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95442348399681" calcext:value-type="float">
            <text:p>4.95442348399681</text:p>
          </table:table-cell>
          <table:table-cell office:value-type="float" office:value="1.50845248883455" calcext:value-type="float">
            <text:p>1.50845248883455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62.8332604169846" calcext:value-type="float">
            <text:p>62.8332604169846</text:p>
          </table:table-cell>
          <table:table-cell office:value-type="float" office:value="8.41308045387268" calcext:value-type="float">
            <text:p>8.4130804538726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6.3274591964922" calcext:value-type="float">
            <text:p>6.3274591964922</text:p>
          </table:table-cell>
          <table:table-cell office:value-type="float" office:value="1.41257294610243" calcext:value-type="float">
            <text:p>1.41257294610243</text:p>
          </table:table-cell>
          <table:table-cell office:value-type="float" office:value="0.0116234680634604" calcext:value-type="float">
            <text:p>0.01162346806346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63.4560468196869" calcext:value-type="float">
            <text:p>63.4560468196869</text:p>
          </table:table-cell>
          <table:table-cell office:value-type="float" office:value="8.25527513027191" calcext:value-type="float">
            <text:p>8.2552751302719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399508579763" calcext:value-type="float">
            <text:p>0.9933995085797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3.23993964273348" calcext:value-type="float">
            <text:p>3.23993964273348</text:p>
          </table:table-cell>
          <table:table-cell office:value-type="float" office:value="1.4492073537676" calcext:value-type="float">
            <text:p>1.4492073537676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25939523864146" calcext:value-type="float">
            <text:p>0.002259395238641</text:p>
          </table:table-cell>
        </table:table-row>
        <table:table-row table:style-name="ro1">
          <table:table-cell office:value-type="float" office:value="59.742528796196" calcext:value-type="float">
            <text:p>59.742528796196</text:p>
          </table:table-cell>
          <table:table-cell office:value-type="float" office:value="8.05449455976486" calcext:value-type="float">
            <text:p>8.0544945597648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05609156845" calcext:value-type="float">
            <text:p>0.99360560915684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6.88794494955593" calcext:value-type="float">
            <text:p>6.88794494955593</text:p>
          </table:table-cell>
          <table:table-cell office:value-type="float" office:value="2.02769077206265" calcext:value-type="float">
            <text:p>2.02769077206265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28765179302674" calcext:value-type="float">
            <text:p>0.002287651793027</text:p>
          </table:table-cell>
        </table:table-row>
        <table:table-row table:style-name="ro1">
          <table:table-cell office:value-type="float" office:value="67.1649856567383" calcext:value-type="float">
            <text:p>67.1649856567383</text:p>
          </table:table-cell>
          <table:table-cell office:value-type="float" office:value="8.80084788799286" calcext:value-type="float">
            <text:p>8.8008478879928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6.44208232648862" calcext:value-type="float">
            <text:p>6.44208232648862</text:p>
          </table:table-cell>
          <table:table-cell office:value-type="float" office:value="1.28686073178584" calcext:value-type="float">
            <text:p>1.28686073178584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63.2006160616875" calcext:value-type="float">
            <text:p>63.2006160616875</text:p>
          </table:table-cell>
          <table:table-cell office:value-type="float" office:value="7.83239650726318" calcext:value-type="float">
            <text:p>7.8323965072631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717989866264" calcext:value-type="float">
            <text:p>0.99071798986626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3.2712269543075" calcext:value-type="float">
            <text:p>3.2712269543075</text:p>
          </table:table-cell>
          <table:table-cell office:value-type="float" office:value="1.1051229397125" calcext:value-type="float">
            <text:p>1.1051229397125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31945297086232" calcext:value-type="float">
            <text:p>0.003319452970862</text:p>
          </table:table-cell>
        </table:table-row>
        <table:table-row table:style-name="ro1">
          <table:table-cell office:value-type="float" office:value="65.697765827179" calcext:value-type="float">
            <text:p>65.697765827179</text:p>
          </table:table-cell>
          <table:table-cell office:value-type="float" office:value="7.79476243257523" calcext:value-type="float">
            <text:p>7.7947624325752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769721469491" calcext:value-type="float">
            <text:p>1.5769721469491</text:p>
          </table:table-cell>
          <table:table-cell office:value-type="float" office:value="1.25956760799777" calcext:value-type="float">
            <text:p>1.25956760799777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68.1798679232597" calcext:value-type="float">
            <text:p>68.1798679232597</text:p>
          </table:table-cell>
          <table:table-cell office:value-type="float" office:value="8.31673324108124" calcext:value-type="float">
            <text:p>8.3167332410812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30776055785321" calcext:value-type="float">
            <text:p>3.30776055785321</text:p>
          </table:table-cell>
          <table:table-cell office:value-type="float" office:value="1.1131275138236" calcext:value-type="float">
            <text:p>1.1131275138236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68.3622498512268" calcext:value-type="float">
            <text:p>68.3622498512268</text:p>
          </table:table-cell>
          <table:table-cell office:value-type="float" office:value="8.50779271125793" calcext:value-type="float">
            <text:p>8.5077927112579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87528368357393" calcext:value-type="float">
            <text:p>2.87528368357393</text:p>
          </table:table-cell>
          <table:table-cell office:value-type="float" office:value="1.19597209475202" calcext:value-type="float">
            <text:p>1.19597209475202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66.8983424901962" calcext:value-type="float">
            <text:p>66.8983424901962</text:p>
          </table:table-cell>
          <table:table-cell office:value-type="float" office:value="7.46020656824112" calcext:value-type="float">
            <text:p>7.4602065682411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4.42847390247545" calcext:value-type="float">
            <text:p>4.42847390247545</text:p>
          </table:table-cell>
          <table:table-cell office:value-type="float" office:value="0.862202536979071" calcext:value-type="float">
            <text:p>0.862202536979071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64.6992902159691" calcext:value-type="float">
            <text:p>64.6992902159691</text:p>
          </table:table-cell>
          <table:table-cell office:value-type="float" office:value="8.29691207408905" calcext:value-type="float">
            <text:p>8.2969120740890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34947586320952" calcext:value-type="float">
            <text:p>3.34947586320952</text:p>
          </table:table-cell>
          <table:table-cell office:value-type="float" office:value="1.41067324628336" calcext:value-type="float">
            <text:p>1.41067324628336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63.6640855073929" calcext:value-type="float">
            <text:p>63.6640855073929</text:p>
          </table:table-cell>
          <table:table-cell office:value-type="float" office:value="6.05571609735489" calcext:value-type="float">
            <text:p>6.0557160973548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2.5557014894414" calcext:value-type="float">
            <text:p>12.5557014894414</text:p>
          </table:table-cell>
          <table:table-cell office:value-type="float" office:value="1.67198895008332" calcext:value-type="float">
            <text:p>1.67198895008332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36.4465888738632" calcext:value-type="float">
            <text:p>36.4465888738632</text:p>
          </table:table-cell>
          <table:table-cell office:value-type="float" office:value="5.6124552488327" calcext:value-type="float">
            <text:p>5.612455248832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76121918656808" calcext:value-type="float">
            <text:p>4.76121918656808</text:p>
          </table:table-cell>
          <table:table-cell office:value-type="float" office:value="1.86682307354553" calcext:value-type="float">
            <text:p>1.8668230735455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35.211402118206" calcext:value-type="float">
            <text:p>35.211402118206</text:p>
          </table:table-cell>
          <table:table-cell office:value-type="float" office:value="5.47271531820297" calcext:value-type="float">
            <text:p>5.4727153182029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5.05474506859732" calcext:value-type="float">
            <text:p>5.05474506859732</text:p>
          </table:table-cell>
          <table:table-cell office:value-type="float" office:value="1.89285351805525" calcext:value-type="float">
            <text:p>1.89285351805525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34.614366710186" calcext:value-type="float">
            <text:p>34.614366710186</text:p>
          </table:table-cell>
          <table:table-cell office:value-type="float" office:value="5.58924281597137" calcext:value-type="float">
            <text:p>5.5892428159713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5.35679189091408" calcext:value-type="float">
            <text:p>5.35679189091408</text:p>
          </table:table-cell>
          <table:table-cell office:value-type="float" office:value="2.02895150377803" calcext:value-type="float">
            <text:p>2.0289515037780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34.5892736315727" calcext:value-type="float">
            <text:p>34.5892736315727</text:p>
          </table:table-cell>
          <table:table-cell office:value-type="float" office:value="5.124884724617" calcext:value-type="float">
            <text:p>5.12488472461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84990689227152" calcext:value-type="float">
            <text:p>4.84990689227152</text:p>
          </table:table-cell>
          <table:table-cell office:value-type="float" office:value="1.564264013849" calcext:value-type="float">
            <text:p>1.564264013849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34.3549025058746" calcext:value-type="float">
            <text:p>34.3549025058746</text:p>
          </table:table-cell>
          <table:table-cell office:value-type="float" office:value="5.16772943735123" calcext:value-type="float">
            <text:p>5.1677294373512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5.42554306542425" calcext:value-type="float">
            <text:p>5.42554306542425</text:p>
          </table:table-cell>
          <table:table-cell office:value-type="float" office:value="1.45340331475694" calcext:value-type="float">
            <text:p>1.4534033147569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33.6471458077431" calcext:value-type="float">
            <text:p>33.6471458077431</text:p>
          </table:table-cell>
          <table:table-cell office:value-type="float" office:value="4.93110114336014" calcext:value-type="float">
            <text:p>4.9311011433601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5.69913812940838" calcext:value-type="float">
            <text:p>5.69913812940838</text:p>
          </table:table-cell>
          <table:table-cell office:value-type="float" office:value="1.17795099833322" calcext:value-type="float">
            <text:p>1.1779509983332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33.3648484945297" calcext:value-type="float">
            <text:p>33.3648484945297</text:p>
          </table:table-cell>
          <table:table-cell office:value-type="float" office:value="5.2263634800911" calcext:value-type="float">
            <text:p>5.226363480091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5.65661075462426" calcext:value-type="float">
            <text:p>5.65661075462426</text:p>
          </table:table-cell>
          <table:table-cell office:value-type="float" office:value="1.14473652694266" calcext:value-type="float">
            <text:p>1.14473652694266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32.9112065434456" calcext:value-type="float">
            <text:p>32.9112065434456</text:p>
          </table:table-cell>
          <table:table-cell office:value-type="float" office:value="5.63553237915039" calcext:value-type="float">
            <text:p>5.6355323791503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48976156586927" calcext:value-type="float">
            <text:p>6.48976156586927</text:p>
          </table:table-cell>
          <table:table-cell office:value-type="float" office:value="1.33203302612894" calcext:value-type="float">
            <text:p>1.3320330261289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32.5465325117111" calcext:value-type="float">
            <text:p>32.5465325117111</text:p>
          </table:table-cell>
          <table:table-cell office:value-type="float" office:value="5.41934478282928" calcext:value-type="float">
            <text:p>5.4193447828292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94573572930176" calcext:value-type="float">
            <text:p>6.94573572930176</text:p>
          </table:table-cell>
          <table:table-cell office:value-type="float" office:value="1.26664060857074" calcext:value-type="float">
            <text:p>1.2666406085707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32.8628363013267" calcext:value-type="float">
            <text:p>32.8628363013267</text:p>
          </table:table-cell>
          <table:table-cell office:value-type="float" office:value="5.54713743925095" calcext:value-type="float">
            <text:p>5.5471374392509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5.84177738591728" calcext:value-type="float">
            <text:p>5.84177738591728</text:p>
          </table:table-cell>
          <table:table-cell office:value-type="float" office:value="0.685218539414502" calcext:value-type="float">
            <text:p>0.685218539414502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34.8617648482323" calcext:value-type="float">
            <text:p>34.8617648482323</text:p>
          </table:table-cell>
          <table:table-cell office:value-type="float" office:value="6.80352699756622" calcext:value-type="float">
            <text:p>6.8035269975662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399508579763" calcext:value-type="float">
            <text:p>0.9933995085797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4.22486439668804" calcext:value-type="float">
            <text:p>4.22486439668804</text:p>
          </table:table-cell>
          <table:table-cell office:value-type="float" office:value="1.08057483251541" calcext:value-type="float">
            <text:p>1.08057483251541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25939523864146" calcext:value-type="float">
            <text:p>0.002259395238641</text:p>
          </table:table-cell>
        </table:table-row>
        <table:table-row table:style-name="ro1">
          <table:table-cell office:value-type="float" office:value="29.0040255784988" calcext:value-type="float">
            <text:p>29.0040255784988</text:p>
          </table:table-cell>
          <table:table-cell office:value-type="float" office:value="7.08037883043289" calcext:value-type="float">
            <text:p>7.0803788304328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05609156845" calcext:value-type="float">
            <text:p>0.99360560915684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3.48777293521363" calcext:value-type="float">
            <text:p>3.48777293521363</text:p>
          </table:table-cell>
          <table:table-cell office:value-type="float" office:value="1.92675007101111" calcext:value-type="float">
            <text:p>1.92675007101111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28765179302674" calcext:value-type="float">
            <text:p>0.002287651793027</text:p>
          </table:table-cell>
        </table:table-row>
        <table:table-row table:style-name="ro1">
          <table:table-cell office:value-type="float" office:value="28.4320219755173" calcext:value-type="float">
            <text:p>28.4320219755173</text:p>
          </table:table-cell>
          <table:table-cell office:value-type="float" office:value="7.02202504873276" calcext:value-type="float">
            <text:p>7.0220250487327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2.63849444231441" calcext:value-type="float">
            <text:p>2.63849444231441</text:p>
          </table:table-cell>
          <table:table-cell office:value-type="float" office:value="2.08432586917488" calcext:value-type="float">
            <text:p>2.08432586917488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7.6089734435081" calcext:value-type="float">
            <text:p>27.6089734435081</text:p>
          </table:table-cell>
          <table:table-cell office:value-type="float" office:value="7.31055772304535" calcext:value-type="float">
            <text:p>7.3105577230453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2.12997436324791" calcext:value-type="float">
            <text:p>2.12997436324791</text:p>
          </table:table-cell>
          <table:table-cell office:value-type="float" office:value="2.00001685411476" calcext:value-type="float">
            <text:p>2.00001685411476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6.9119336605072" calcext:value-type="float">
            <text:p>26.9119336605072</text:p>
          </table:table-cell>
          <table:table-cell office:value-type="float" office:value="7.40722781419754" calcext:value-type="float">
            <text:p>7.4072278141975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2652659792902" calcext:value-type="float">
            <text:p>1.52652659792902</text:p>
          </table:table-cell>
          <table:table-cell office:value-type="float" office:value="1.81075075141926" calcext:value-type="float">
            <text:p>1.81075075141926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6.1216865777969" calcext:value-type="float">
            <text:p>26.1216865777969</text:p>
          </table:table-cell>
          <table:table-cell office:value-type="float" office:value="7.61730545759201" calcext:value-type="float">
            <text:p>7.6173054575920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5244896776917" calcext:value-type="float">
            <text:p>1.05244896776917</text:p>
          </table:table-cell>
          <table:table-cell office:value-type="float" office:value="1.74828081749486" calcext:value-type="float">
            <text:p>1.74828081749486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5.633847117424" calcext:value-type="float">
            <text:p>25.633847117424</text:p>
          </table:table-cell>
          <table:table-cell office:value-type="float" office:value="7.15245789289475" calcext:value-type="float">
            <text:p>7.1524578928947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65983424345426" calcext:value-type="float">
            <text:p>1.65983424345426</text:p>
          </table:table-cell>
          <table:table-cell office:value-type="float" office:value="1.48688716667976" calcext:value-type="float">
            <text:p>1.48688716667976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5.8837593793869" calcext:value-type="float">
            <text:p>25.8837593793869</text:p>
          </table:table-cell>
          <table:table-cell office:value-type="float" office:value="7.229905128479" calcext:value-type="float">
            <text:p>7.22990512847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59671953189939" calcext:value-type="float">
            <text:p>1.59671953189939</text:p>
          </table:table-cell>
          <table:table-cell office:value-type="float" office:value="1.27523362807269" calcext:value-type="float">
            <text:p>1.27523362807269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25.2260580062866" calcext:value-type="float">
            <text:p>25.2260580062866</text:p>
          </table:table-cell>
          <table:table-cell office:value-type="float" office:value="7.0126223564148" calcext:value-type="float">
            <text:p>7.012622356414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5614523162302" calcext:value-type="float">
            <text:p>1.55614523162302</text:p>
          </table:table-cell>
          <table:table-cell office:value-type="float" office:value="1.1628746590103" calcext:value-type="float">
            <text:p>1.1628746590103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25.2055222392082" calcext:value-type="float">
            <text:p>25.2055222392082</text:p>
          </table:table-cell>
          <table:table-cell office:value-type="float" office:value="6.80883204936981" calcext:value-type="float">
            <text:p>6.8088320493698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1170591749572" calcext:value-type="float">
            <text:p>1.31170591749572</text:p>
          </table:table-cell>
          <table:table-cell office:value-type="float" office:value="0.636887938883492" calcext:value-type="float">
            <text:p>0.636887938883492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704372048378" calcext:value-type="float">
            <text:p>24.704372048378</text:p>
          </table:table-cell>
          <table:table-cell office:value-type="float" office:value="7.34146684408188" calcext:value-type="float">
            <text:p>7.3414668440818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57258721114945" calcext:value-type="float">
            <text:p>0.957258721114945</text:p>
          </table:table-cell>
          <table:table-cell office:value-type="float" office:value="0.543177575939413" calcext:value-type="float">
            <text:p>0.54317757593941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1255988478661" calcext:value-type="float">
            <text:p>24.1255988478661</text:p>
          </table:table-cell>
          <table:table-cell office:value-type="float" office:value="7.04399931430817" calcext:value-type="float">
            <text:p>7.0439993143081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7286614829851" calcext:value-type="float">
            <text:p>1.57286614829851</text:p>
          </table:table-cell>
          <table:table-cell office:value-type="float" office:value="0.546254963832114" calcext:value-type="float">
            <text:p>0.546254963832114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1254456043243" calcext:value-type="float">
            <text:p>24.1254456043243</text:p>
          </table:table-cell>
          <table:table-cell office:value-type="float" office:value="7.29041540622711" calcext:value-type="float">
            <text:p>7.2904154062271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4347750932252" calcext:value-type="float">
            <text:p>1.24347750932252</text:p>
          </table:table-cell>
          <table:table-cell office:value-type="float" office:value="0.55719866378545" calcext:value-type="float">
            <text:p>0.55719866378545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7297731637955" calcext:value-type="float">
            <text:p>23.7297731637955</text:p>
          </table:table-cell>
          <table:table-cell office:value-type="float" office:value="7.76000821590424" calcext:value-type="float">
            <text:p>7.760008215904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10085720496826" calcext:value-type="float">
            <text:p>0.910085720496826</text:p>
          </table:table-cell>
          <table:table-cell office:value-type="float" office:value="0.534818682957429" calcext:value-type="float">
            <text:p>0.534818682957429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4341180920601" calcext:value-type="float">
            <text:p>23.4341180920601</text:p>
          </table:table-cell>
          <table:table-cell office:value-type="float" office:value="7.89568912982941" calcext:value-type="float">
            <text:p>7.8956891298294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860075457574937" calcext:value-type="float">
            <text:p>0.860075457574937</text:p>
          </table:table-cell>
          <table:table-cell office:value-type="float" office:value="0.39256529802495" calcext:value-type="float">
            <text:p>0.39256529802495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3507891893387" calcext:value-type="float">
            <text:p>23.3507891893387</text:p>
          </table:table-cell>
          <table:table-cell office:value-type="float" office:value="7.09789395332336" calcext:value-type="float">
            <text:p>7.0978939533233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4438480592465" calcext:value-type="float">
            <text:p>1.14438480592465</text:p>
          </table:table-cell>
          <table:table-cell office:value-type="float" office:value="0.712411794540804" calcext:value-type="float">
            <text:p>0.71241179454080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7851139903069" calcext:value-type="float">
            <text:p>23.7851139903069</text:p>
          </table:table-cell>
          <table:table-cell office:value-type="float" office:value="7.67104142904282" calcext:value-type="float">
            <text:p>7.6710414290428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8096932501935" calcext:value-type="float">
            <text:p>1.38096932501935</text:p>
          </table:table-cell>
          <table:table-cell office:value-type="float" office:value="0.419415952005703" calcext:value-type="float">
            <text:p>0.41941595200570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382659137249" calcext:value-type="float">
            <text:p>23.382659137249</text:p>
          </table:table-cell>
          <table:table-cell office:value-type="float" office:value="8.09047496318817" calcext:value-type="float">
            <text:p>8.0904749631881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9920031035211" calcext:value-type="float">
            <text:p>1.09920031035211</text:p>
          </table:table-cell>
          <table:table-cell office:value-type="float" office:value="0.139372549335763" calcext:value-type="float">
            <text:p>0.13937254933576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2.8802875876427" calcext:value-type="float">
            <text:p>22.8802875876427</text:p>
          </table:table-cell>
          <table:table-cell office:value-type="float" office:value="7.28266543149948" calcext:value-type="float">
            <text:p>7.2826654314994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891381399226242" calcext:value-type="float">
            <text:p>0.891381399226242</text:p>
          </table:table-cell>
          <table:table-cell office:value-type="float" office:value="0.975044544433092" calcext:value-type="float">
            <text:p>0.97504454443309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8567860126495" calcext:value-type="float">
            <text:p>23.8567860126495</text:p>
          </table:table-cell>
          <table:table-cell office:value-type="float" office:value="7.52740377187729" calcext:value-type="float">
            <text:p>7.5274037718772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34982476590127" calcext:value-type="float">
            <text:p>1.34982476590127</text:p>
          </table:table-cell>
          <table:table-cell office:value-type="float" office:value="0.358712416320179" calcext:value-type="float">
            <text:p>0.358712416320179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3.5226485729218" calcext:value-type="float">
            <text:p>23.5226485729218</text:p>
          </table:table-cell>
          <table:table-cell office:value-type="float" office:value="7.69576227664948" calcext:value-type="float">
            <text:p>7.6957622766494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399508579763" calcext:value-type="float">
            <text:p>0.9933995085797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0.973010521196235" calcext:value-type="float">
            <text:p>0.973010521196235</text:p>
          </table:table-cell>
          <table:table-cell office:value-type="float" office:value="0.490565828045082" calcext:value-type="float">
            <text:p>0.490565828045082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25939523864146" calcext:value-type="float">
            <text:p>0.002259395238641</text:p>
          </table:table-cell>
        </table:table-row>
        <table:table-row table:style-name="ro1">
          <table:table-cell office:value-type="float" office:value="23.5863640904427" calcext:value-type="float">
            <text:p>23.5863640904427</text:p>
          </table:table-cell>
          <table:table-cell office:value-type="float" office:value="7.8244736790657" calcext:value-type="float">
            <text:p>7.824473679065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05609156845" calcext:value-type="float">
            <text:p>0.99360560915684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781192819024223" calcext:value-type="float">
            <text:p>0.781192819024223</text:p>
          </table:table-cell>
          <table:table-cell office:value-type="float" office:value="0.741276858469305" calcext:value-type="float">
            <text:p>0.741276858469305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28765179302674" calcext:value-type="float">
            <text:p>0.002287651793027</text:p>
          </table:table-cell>
        </table:table-row>
        <table:table-row table:style-name="ro1">
          <table:table-cell office:value-type="float" office:value="23.634245634079" calcext:value-type="float">
            <text:p>23.634245634079</text:p>
          </table:table-cell>
          <table:table-cell office:value-type="float" office:value="7.47990894317627" calcext:value-type="float">
            <text:p>7.4799089431762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0.968066243835212" calcext:value-type="float">
            <text:p>0.968066243835212</text:p>
          </table:table-cell>
          <table:table-cell office:value-type="float" office:value="0.580948860642296" calcext:value-type="float">
            <text:p>0.580948860642296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4.0406314134598" calcext:value-type="float">
            <text:p>24.0406314134598</text:p>
          </table:table-cell>
          <table:table-cell office:value-type="float" office:value="7.0117215514183" calcext:value-type="float">
            <text:p>7.011721551418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62005705235649" calcext:value-type="float">
            <text:p>1.62005705235649</text:p>
          </table:table-cell>
          <table:table-cell office:value-type="float" office:value="1.09783900561632" calcext:value-type="float">
            <text:p>1.09783900561632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5.1112512946129" calcext:value-type="float">
            <text:p>25.1112512946129</text:p>
          </table:table-cell>
          <table:table-cell office:value-type="float" office:value="7.44046628475189" calcext:value-type="float">
            <text:p>7.4404662847518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79235929297562" calcext:value-type="float">
            <text:p>1.79235929297562</text:p>
          </table:table-cell>
          <table:table-cell office:value-type="float" office:value="0.83461913274038" calcext:value-type="float">
            <text:p>0.83461913274038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4.0129091739655" calcext:value-type="float">
            <text:p>24.0129091739655</text:p>
          </table:table-cell>
          <table:table-cell office:value-type="float" office:value="7.28932702541351" calcext:value-type="float">
            <text:p>7.2893270254135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992648858563789" calcext:value-type="float">
            <text:p>0.992648858563789</text:p>
          </table:table-cell>
          <table:table-cell office:value-type="float" office:value="0.445687386502684" calcext:value-type="float">
            <text:p>0.445687386502684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3.6906724572182" calcext:value-type="float">
            <text:p>23.6906724572182</text:p>
          </table:table-cell>
          <table:table-cell office:value-type="float" office:value="7.69196707010269" calcext:value-type="float">
            <text:p>7.6919670701026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857722741757142" calcext:value-type="float">
            <text:p>0.857722741757142</text:p>
          </table:table-cell>
          <table:table-cell office:value-type="float" office:value="0.48360139115182" calcext:value-type="float">
            <text:p>0.48360139115182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3.6823609471321" calcext:value-type="float">
            <text:p>23.6823609471321</text:p>
          </table:table-cell>
          <table:table-cell office:value-type="float" office:value="7.7727130651474" calcext:value-type="float">
            <text:p>7.772713065147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970151078383466" calcext:value-type="float">
            <text:p>0.970151078383466</text:p>
          </table:table-cell>
          <table:table-cell office:value-type="float" office:value="0.303448160418924" calcext:value-type="float">
            <text:p>0.303448160418924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23.4975699782372" calcext:value-type="float">
            <text:p>23.4975699782372</text:p>
          </table:table-cell>
          <table:table-cell office:value-type="float" office:value="7.54978829622269" calcext:value-type="float">
            <text:p>7.5497882962226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4842765673845" calcext:value-type="float">
            <text:p>1.4842765673845</text:p>
          </table:table-cell>
          <table:table-cell office:value-type="float" office:value="0.654111254046242" calcext:value-type="float">
            <text:p>0.654111254046242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23.9168450832367" calcext:value-type="float">
            <text:p>23.9168450832367</text:p>
          </table:table-cell>
          <table:table-cell office:value-type="float" office:value="6.8894909620285" calcext:value-type="float">
            <text:p>6.88949096202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17296395938004" calcext:value-type="float">
            <text:p>1.17296395938004</text:p>
          </table:table-cell>
          <table:table-cell office:value-type="float" office:value="0.806649406122731" calcext:value-type="float">
            <text:p>0.806649406122731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2749724388123" calcext:value-type="float">
            <text:p>24.2749724388123</text:p>
          </table:table-cell>
          <table:table-cell office:value-type="float" office:value="6.73279225826263" calcext:value-type="float">
            <text:p>6.7327922582626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63868242716515" calcext:value-type="float">
            <text:p>1.63868242716515</text:p>
          </table:table-cell>
          <table:table-cell office:value-type="float" office:value="1.12953546183743" calcext:value-type="float">
            <text:p>1.1295354618374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5921925902367" calcext:value-type="float">
            <text:p>24.5921925902367</text:p>
          </table:table-cell>
          <table:table-cell office:value-type="float" office:value="6.76502627134323" calcext:value-type="float">
            <text:p>6.765026271343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11877705711841" calcext:value-type="float">
            <text:p>1.11877705711841</text:p>
          </table:table-cell>
          <table:table-cell office:value-type="float" office:value="0.432536839627443" calcext:value-type="float">
            <text:p>0.43253683962744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9854488372803" calcext:value-type="float">
            <text:p>23.9854488372803</text:p>
          </table:table-cell>
          <table:table-cell office:value-type="float" office:value="7.00083744525909" calcext:value-type="float">
            <text:p>7.0008374452590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873701318942982" calcext:value-type="float">
            <text:p>0.873701318942982</text:p>
          </table:table-cell>
          <table:table-cell office:value-type="float" office:value="0.714136556206956" calcext:value-type="float">
            <text:p>0.714136556206956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0079600214958" calcext:value-type="float">
            <text:p>24.0079600214958</text:p>
          </table:table-cell>
          <table:table-cell office:value-type="float" office:value="7.19364202022553" calcext:value-type="float">
            <text:p>7.1936420202255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4417198123131" calcext:value-type="float">
            <text:p>1.4417198123131</text:p>
          </table:table-cell>
          <table:table-cell office:value-type="float" office:value="0.70690848809026" calcext:value-type="float">
            <text:p>0.70690848809026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5172265172005" calcext:value-type="float">
            <text:p>24.5172265172005</text:p>
          </table:table-cell>
          <table:table-cell office:value-type="float" office:value="7.11298030614853" calcext:value-type="float">
            <text:p>7.1129803061485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8831355766652" calcext:value-type="float">
            <text:p>1.38831355766652</text:p>
          </table:table-cell>
          <table:table-cell office:value-type="float" office:value="0.565571501191574" calcext:value-type="float">
            <text:p>0.56557150119157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6294859647751" calcext:value-type="float">
            <text:p>23.6294859647751</text:p>
          </table:table-cell>
          <table:table-cell office:value-type="float" office:value="7.74188721179962" calcext:value-type="float">
            <text:p>7.7418872117996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1089862055222" calcext:value-type="float">
            <text:p>1.21089862055222</text:p>
          </table:table-cell>
          <table:table-cell office:value-type="float" office:value="0.522339207275" calcext:value-type="float">
            <text:p>0.522339207275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7628215551376" calcext:value-type="float">
            <text:p>23.7628215551376</text:p>
          </table:table-cell>
          <table:table-cell office:value-type="float" office:value="6.91053700447083" calcext:value-type="float">
            <text:p>6.9105370044708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0769635233823" calcext:value-type="float">
            <text:p>1.20769635233823</text:p>
          </table:table-cell>
          <table:table-cell office:value-type="float" office:value="0.976519178611561" calcext:value-type="float">
            <text:p>0.97651917861156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8938280940056" calcext:value-type="float">
            <text:p>23.8938280940056</text:p>
          </table:table-cell>
          <table:table-cell office:value-type="float" office:value="7.25604885816574" calcext:value-type="float">
            <text:p>7.2560488581657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69265773053" calcext:value-type="float">
            <text:p>1.669265773053</text:p>
          </table:table-cell>
          <table:table-cell office:value-type="float" office:value="0.49373864328794" calcext:value-type="float">
            <text:p>0.4937386432879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8304859399796" calcext:value-type="float">
            <text:p>23.8304859399796</text:p>
          </table:table-cell>
          <table:table-cell office:value-type="float" office:value="7.71704667806625" calcext:value-type="float">
            <text:p>7.7170466780662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5579850551262" calcext:value-type="float">
            <text:p>1.05579850551262</text:p>
          </table:table-cell>
          <table:table-cell office:value-type="float" office:value="0.246828845827613" calcext:value-type="float">
            <text:p>0.24682884582761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264845430851" calcext:value-type="float">
            <text:p>24.264845430851</text:p>
          </table:table-cell>
          <table:table-cell office:value-type="float" office:value="6.85583049058914" calcext:value-type="float">
            <text:p>6.8558304905891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50912214311699" calcext:value-type="float">
            <text:p>1.50912214311699</text:p>
          </table:table-cell>
          <table:table-cell office:value-type="float" office:value="0.792540404665854" calcext:value-type="float">
            <text:p>0.792540404665854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4.6610850095749" calcext:value-type="float">
            <text:p>24.6610850095749</text:p>
          </table:table-cell>
          <table:table-cell office:value-type="float" office:value="6.90757387876511" calcext:value-type="float">
            <text:p>6.9075738787651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399508579763" calcext:value-type="float">
            <text:p>0.9933995085797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1.33944248720335" calcext:value-type="float">
            <text:p>1.33944248720335</text:p>
          </table:table-cell>
          <table:table-cell office:value-type="float" office:value="0.914863204727011" calcext:value-type="float">
            <text:p>0.914863204727011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25939523864146" calcext:value-type="float">
            <text:p>0.002259395238641</text:p>
          </table:table-cell>
        </table:table-row>
        <table:table-row table:style-name="ro1">
          <table:table-cell office:value-type="float" office:value="24.3219240903854" calcext:value-type="float">
            <text:p>24.3219240903854</text:p>
          </table:table-cell>
          <table:table-cell office:value-type="float" office:value="7.44828182458878" calcext:value-type="float">
            <text:p>7.4482818245887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05609156845" calcext:value-type="float">
            <text:p>0.99360560915684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54618582325133" calcext:value-type="float">
            <text:p>1.54618582325133</text:p>
          </table:table-cell>
          <table:table-cell office:value-type="float" office:value="0.633775720704563" calcext:value-type="float">
            <text:p>0.633775720704563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28765179302674" calcext:value-type="float">
            <text:p>0.002287651793027</text:p>
          </table:table-cell>
        </table:table-row>
        <table:table-row table:style-name="ro1">
          <table:table-cell office:value-type="float" office:value="24.0091571211815" calcext:value-type="float">
            <text:p>24.0091571211815</text:p>
          </table:table-cell>
          <table:table-cell office:value-type="float" office:value="7.89459311962128" calcext:value-type="float">
            <text:p>7.8945931196212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08377717782104" calcext:value-type="float">
            <text:p>1.08377717782104</text:p>
          </table:table-cell>
          <table:table-cell office:value-type="float" office:value="0.530428984954381" calcext:value-type="float">
            <text:p>0.530428984954381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4.0384630560875" calcext:value-type="float">
            <text:p>24.0384630560875</text:p>
          </table:table-cell>
          <table:table-cell office:value-type="float" office:value="7.15440332889557" calcext:value-type="float">
            <text:p>7.154403328895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36759220389145" calcext:value-type="float">
            <text:p>1.36759220389145</text:p>
          </table:table-cell>
          <table:table-cell office:value-type="float" office:value="0.939063173898235" calcext:value-type="float">
            <text:p>0.939063173898235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3.8834444880486" calcext:value-type="float">
            <text:p>23.8834444880486</text:p>
          </table:table-cell>
          <table:table-cell office:value-type="float" office:value="8.05182921886444" calcext:value-type="float">
            <text:p>8.0518292188644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0470126716499" calcext:value-type="float">
            <text:p>1.50470126716499</text:p>
          </table:table-cell>
          <table:table-cell office:value-type="float" office:value="0.693110817052938" calcext:value-type="float">
            <text:p>0.693110817052938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3.3196890950203" calcext:value-type="float">
            <text:p>23.3196890950203</text:p>
          </table:table-cell>
          <table:table-cell office:value-type="float" office:value="7.86474293470383" calcext:value-type="float">
            <text:p>7.8647429347038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962579642874904" calcext:value-type="float">
            <text:p>0.962579642874904</text:p>
          </table:table-cell>
          <table:table-cell office:value-type="float" office:value="0.28488632100255" calcext:value-type="float">
            <text:p>0.28488632100255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3.4005327820778" calcext:value-type="float">
            <text:p>23.4005327820778</text:p>
          </table:table-cell>
          <table:table-cell office:value-type="float" office:value="7.63096380233765" calcext:value-type="float">
            <text:p>7.6309638023376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553788667405018" calcext:value-type="float">
            <text:p>0.553788667405018</text:p>
          </table:table-cell>
          <table:table-cell office:value-type="float" office:value="0.558346268828289" calcext:value-type="float">
            <text:p>0.558346268828289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3.5876503586769" calcext:value-type="float">
            <text:p>23.5876503586769</text:p>
          </table:table-cell>
          <table:table-cell office:value-type="float" office:value="7.47797220945358" calcext:value-type="float">
            <text:p>7.4779722094535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47318077912358" calcext:value-type="float">
            <text:p>1.47318077912358</text:p>
          </table:table-cell>
          <table:table-cell office:value-type="float" office:value="0.704432896042835" calcext:value-type="float">
            <text:p>0.704432896042835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23.5443105697632" calcext:value-type="float">
            <text:p>23.5443105697632</text:p>
          </table:table-cell>
          <table:table-cell office:value-type="float" office:value="7.72596019506455" calcext:value-type="float">
            <text:p>7.7259601950645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10216492375108" calcext:value-type="float">
            <text:p>1.10216492375108</text:p>
          </table:table-cell>
          <table:table-cell office:value-type="float" office:value="0.391997429441363" calcext:value-type="float">
            <text:p>0.391997429441363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23.6838891506195" calcext:value-type="float">
            <text:p>23.6838891506195</text:p>
          </table:table-cell>
          <table:table-cell office:value-type="float" office:value="7.30095994472504" calcext:value-type="float">
            <text:p>7.3009599447250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2085382576504" calcext:value-type="float">
            <text:p>1.22085382576504</text:p>
          </table:table-cell>
          <table:table-cell office:value-type="float" office:value="1.19889882498831" calcext:value-type="float">
            <text:p>1.19889882498831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5509216189384" calcext:value-type="float">
            <text:p>23.5509216189384</text:p>
          </table:table-cell>
          <table:table-cell office:value-type="float" office:value="7.62982755899429" calcext:value-type="float">
            <text:p>7.6298275589942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70348788666176" calcext:value-type="float">
            <text:p>1.70348788666176</text:p>
          </table:table-cell>
          <table:table-cell office:value-type="float" office:value="0.449789324135453" calcext:value-type="float">
            <text:p>0.44978932413545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3984214663506" calcext:value-type="float">
            <text:p>23.3984214663506</text:p>
          </table:table-cell>
          <table:table-cell office:value-type="float" office:value="7.54489403963089" calcext:value-type="float">
            <text:p>7.5448940396308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1433907607026" calcext:value-type="float">
            <text:p>1.1433907607026</text:p>
          </table:table-cell>
          <table:table-cell office:value-type="float" office:value="0.532247219004959" calcext:value-type="float">
            <text:p>0.532247219004959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5307855010033" calcext:value-type="float">
            <text:p>23.5307855010033</text:p>
          </table:table-cell>
          <table:table-cell office:value-type="float" office:value="7.39977657794952" calcext:value-type="float">
            <text:p>7.399776577949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14810487526708" calcext:value-type="float">
            <text:p>1.14810487526708</text:p>
          </table:table-cell>
          <table:table-cell office:value-type="float" office:value="0.60798855042538" calcext:value-type="float">
            <text:p>0.60798855042538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105071246624" calcext:value-type="float">
            <text:p>24.105071246624</text:p>
          </table:table-cell>
          <table:table-cell office:value-type="float" office:value="6.9826774597168" calcext:value-type="float">
            <text:p>6.982677459716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895542245677756" calcext:value-type="float">
            <text:p>0.895542245677756</text:p>
          </table:table-cell>
          <table:table-cell office:value-type="float" office:value="0.597745704077765" calcext:value-type="float">
            <text:p>0.597745704077765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0395125746727" calcext:value-type="float">
            <text:p>24.0395125746727</text:p>
          </table:table-cell>
          <table:table-cell office:value-type="float" office:value="6.91699594259262" calcext:value-type="float">
            <text:p>6.9169959425926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837263292812" calcext:value-type="float">
            <text:p>1.0837263292812</text:p>
          </table:table-cell>
          <table:table-cell office:value-type="float" office:value="0.627785591891881" calcext:value-type="float">
            <text:p>0.62778559189188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9293351769447" calcext:value-type="float">
            <text:p>23.9293351769447</text:p>
          </table:table-cell>
          <table:table-cell office:value-type="float" office:value="7.50770401954651" calcext:value-type="float">
            <text:p>7.5077040195465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870438750267991" calcext:value-type="float">
            <text:p>0.870438750267991</text:p>
          </table:table-cell>
          <table:table-cell office:value-type="float" office:value="0.566972788494342" calcext:value-type="float">
            <text:p>0.56697278849434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8015034794807" calcext:value-type="float">
            <text:p>23.8015034794807</text:p>
          </table:table-cell>
          <table:table-cell office:value-type="float" office:value="7.26075768470764" calcext:value-type="float">
            <text:p>7.2607576847076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33266577186305" calcext:value-type="float">
            <text:p>0.733266577186305</text:p>
          </table:table-cell>
          <table:table-cell office:value-type="float" office:value="0.651379101146738" calcext:value-type="float">
            <text:p>0.651379101146738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7626784443855" calcext:value-type="float">
            <text:p>23.7626784443855</text:p>
          </table:table-cell>
          <table:table-cell office:value-type="float" office:value="7.18849635124207" calcext:value-type="float">
            <text:p>7.1884963512420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2113549022319" calcext:value-type="float">
            <text:p>1.22113549022319</text:p>
          </table:table-cell>
          <table:table-cell office:value-type="float" office:value="0.342626547024205" calcext:value-type="float">
            <text:p>0.342626547024205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4404935240746" calcext:value-type="float">
            <text:p>23.4404935240746</text:p>
          </table:table-cell>
          <table:table-cell office:value-type="float" office:value="7.74679434299469" calcext:value-type="float">
            <text:p>7.7467943429946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644271688392867" calcext:value-type="float">
            <text:p>0.644271688392867</text:p>
          </table:table-cell>
          <table:table-cell office:value-type="float" office:value="0.508468952750082" calcext:value-type="float">
            <text:p>0.50846895275008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6270752549171" calcext:value-type="float">
            <text:p>23.6270752549171</text:p>
          </table:table-cell>
          <table:table-cell office:value-type="float" office:value="7.90212029218674" calcext:value-type="float">
            <text:p>7.9021202921867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549888582577214" calcext:value-type="float">
            <text:p>0.549888582577214</text:p>
          </table:table-cell>
          <table:table-cell office:value-type="float" office:value="0.44978714848876" calcext:value-type="float">
            <text:p>0.44978714848876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3.7881752848625" calcext:value-type="float">
            <text:p>23.7881752848625</text:p>
          </table:table-cell>
          <table:table-cell office:value-type="float" office:value="7.47232085466385" calcext:value-type="float">
            <text:p>7.4723208546638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399508579763" calcext:value-type="float">
            <text:p>0.9933995085797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1.17828844978312" calcext:value-type="float">
            <text:p>1.17828844978312</text:p>
          </table:table-cell>
          <table:table-cell office:value-type="float" office:value="0.71513073984436" calcext:value-type="float">
            <text:p>0.71513073984436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25939523864146" calcext:value-type="float">
            <text:p>0.002259395238641</text:p>
          </table:table-cell>
        </table:table-row>
        <table:table-row table:style-name="ro1">
          <table:table-cell office:value-type="float" office:value="27.2047563195229" calcext:value-type="float">
            <text:p>27.2047563195229</text:p>
          </table:table-cell>
          <table:table-cell office:value-type="float" office:value="7.02239954471588" calcext:value-type="float">
            <text:p>7.0223995447158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05609156845" calcext:value-type="float">
            <text:p>0.99360560915684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3.72835906638175" calcext:value-type="float">
            <text:p>3.72835906638175</text:p>
          </table:table-cell>
          <table:table-cell office:value-type="float" office:value="1.7088188884779" calcext:value-type="float">
            <text:p>1.7088188884779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28765179302674" calcext:value-type="float">
            <text:p>0.002287651793027</text:p>
          </table:table-cell>
        </table:table-row>
        <table:table-row table:style-name="ro1">
          <table:table-cell office:value-type="float" office:value="28.1349364519119" calcext:value-type="float">
            <text:p>28.1349364519119</text:p>
          </table:table-cell>
          <table:table-cell office:value-type="float" office:value="6.67029064893723" calcext:value-type="float">
            <text:p>6.6702906489372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61027663089254" calcext:value-type="float">
            <text:p>1.61027663089254</text:p>
          </table:table-cell>
          <table:table-cell office:value-type="float" office:value="1.72722115314437" calcext:value-type="float">
            <text:p>1.72722115314437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6.4878480434418" calcext:value-type="float">
            <text:p>26.4878480434418</text:p>
          </table:table-cell>
          <table:table-cell office:value-type="float" office:value="7.08880650997162" calcext:value-type="float">
            <text:p>7.0888065099716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2.1776006835135" calcext:value-type="float">
            <text:p>2.1776006835135</text:p>
          </table:table-cell>
          <table:table-cell office:value-type="float" office:value="1.97850010394667" calcext:value-type="float">
            <text:p>1.97850010394667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6.613925755024" calcext:value-type="float">
            <text:p>26.613925755024</text:p>
          </table:table-cell>
          <table:table-cell office:value-type="float" office:value="6.97630041837692" calcext:value-type="float">
            <text:p>6.9763004183769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4151496069465" calcext:value-type="float">
            <text:p>1.4151496069465</text:p>
          </table:table-cell>
          <table:table-cell office:value-type="float" office:value="2.14620189776276" calcext:value-type="float">
            <text:p>2.14620189776276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6.4182523488998" calcext:value-type="float">
            <text:p>26.4182523488998</text:p>
          </table:table-cell>
          <table:table-cell office:value-type="float" office:value="6.59715354442596" calcext:value-type="float">
            <text:p>6.5971535444259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0880208164835" calcext:value-type="float">
            <text:p>1.50880208164835</text:p>
          </table:table-cell>
          <table:table-cell office:value-type="float" office:value="1.62733467823897" calcext:value-type="float">
            <text:p>1.62733467823897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6.1275492310524" calcext:value-type="float">
            <text:p>26.1275492310524</text:p>
          </table:table-cell>
          <table:table-cell office:value-type="float" office:value="6.62526708841324" calcext:value-type="float">
            <text:p>6.6252670884132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66708098494811" calcext:value-type="float">
            <text:p>1.66708098494811</text:p>
          </table:table-cell>
          <table:table-cell office:value-type="float" office:value="1.48482046504612" calcext:value-type="float">
            <text:p>1.48482046504612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5.4259007573128" calcext:value-type="float">
            <text:p>25.4259007573128</text:p>
          </table:table-cell>
          <table:table-cell office:value-type="float" office:value="7.15677088499069" calcext:value-type="float">
            <text:p>7.1567708849906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2.08103691577485" calcext:value-type="float">
            <text:p>2.08103691577485</text:p>
          </table:table-cell>
          <table:table-cell office:value-type="float" office:value="1.59161192732836" calcext:value-type="float">
            <text:p>1.59161192732836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25.8852014541626" calcext:value-type="float">
            <text:p>25.8852014541626</text:p>
          </table:table-cell>
          <table:table-cell office:value-type="float" office:value="7.3432691693306" calcext:value-type="float">
            <text:p>7.343269169330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47421183577912" calcext:value-type="float">
            <text:p>1.47421183577912</text:p>
          </table:table-cell>
          <table:table-cell office:value-type="float" office:value="1.55878765673934" calcext:value-type="float">
            <text:p>1.55878765673934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25.7115856409073" calcext:value-type="float">
            <text:p>25.7115856409073</text:p>
          </table:table-cell>
          <table:table-cell office:value-type="float" office:value="6.72902584075928" calcext:value-type="float">
            <text:p>6.7290258407592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3622973109651" calcext:value-type="float">
            <text:p>1.33622973109651</text:p>
          </table:table-cell>
          <table:table-cell office:value-type="float" office:value="1.56811104639912" calcext:value-type="float">
            <text:p>1.56811104639912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5.7297987937927" calcext:value-type="float">
            <text:p>25.7297987937927</text:p>
          </table:table-cell>
          <table:table-cell office:value-type="float" office:value="7.06840258836746" calcext:value-type="float">
            <text:p>7.0684025883674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72542848273068" calcext:value-type="float">
            <text:p>1.72542848273068</text:p>
          </table:table-cell>
          <table:table-cell office:value-type="float" office:value="1.04607267980391" calcext:value-type="float">
            <text:p>1.04607267980391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8023490905762" calcext:value-type="float">
            <text:p>24.8023490905762</text:p>
          </table:table-cell>
          <table:table-cell office:value-type="float" office:value="7.23561239242554" calcext:value-type="float">
            <text:p>7.2356123924255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423433078302372" calcext:value-type="float">
            <text:p>0.423433078302372</text:p>
          </table:table-cell>
          <table:table-cell office:value-type="float" office:value="0.605709268073998" calcext:value-type="float">
            <text:p>0.605709268073998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915300309658" calcext:value-type="float">
            <text:p>23.915300309658</text:p>
          </table:table-cell>
          <table:table-cell office:value-type="float" office:value="7.33343052864075" calcext:value-type="float">
            <text:p>7.333430528640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15275555494586" calcext:value-type="float">
            <text:p>1.15275555494586</text:p>
          </table:table-cell>
          <table:table-cell office:value-type="float" office:value="0.852486608296972" calcext:value-type="float">
            <text:p>0.852486608296972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0154881477356" calcext:value-type="float">
            <text:p>24.0154881477356</text:p>
          </table:table-cell>
          <table:table-cell office:value-type="float" office:value="7.28261065483093" calcext:value-type="float">
            <text:p>7.2826106548309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63100612200701" calcext:value-type="float">
            <text:p>1.63100612200701</text:p>
          </table:table-cell>
          <table:table-cell office:value-type="float" office:value="0.564541459612693" calcext:value-type="float">
            <text:p>0.56454145961269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9184085726738" calcext:value-type="float">
            <text:p>23.9184085726738</text:p>
          </table:table-cell>
          <table:table-cell office:value-type="float" office:value="6.99260175228119" calcext:value-type="float">
            <text:p>6.9926017522811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41473474080297" calcext:value-type="float">
            <text:p>1.41473474080297</text:p>
          </table:table-cell>
          <table:table-cell office:value-type="float" office:value="0.842743920256267" calcext:value-type="float">
            <text:p>0.842743920256267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1112223863602" calcext:value-type="float">
            <text:p>24.1112223863602</text:p>
          </table:table-cell>
          <table:table-cell office:value-type="float" office:value="7.44333809614182" calcext:value-type="float">
            <text:p>7.4433380961418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8141571997562" calcext:value-type="float">
            <text:p>1.08141571997562</text:p>
          </table:table-cell>
          <table:table-cell office:value-type="float" office:value="1.04228783352374" calcext:value-type="float">
            <text:p>1.0422878335237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4785440564156" calcext:value-type="float">
            <text:p>23.4785440564156</text:p>
          </table:table-cell>
          <table:table-cell office:value-type="float" office:value="7.64047312736511" calcext:value-type="float">
            <text:p>7.6404731273651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1558277235852" calcext:value-type="float">
            <text:p>1.21558277235852</text:p>
          </table:table-cell>
          <table:table-cell office:value-type="float" office:value="0.35174240801232" calcext:value-type="float">
            <text:p>0.3517424080123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4503089189529" calcext:value-type="float">
            <text:p>23.4503089189529</text:p>
          </table:table-cell>
          <table:table-cell office:value-type="float" office:value="7.59687405824661" calcext:value-type="float">
            <text:p>7.5968740582466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51681450853488" calcext:value-type="float">
            <text:p>0.951681450853488</text:p>
          </table:table-cell>
          <table:table-cell office:value-type="float" office:value="0.299965907537806" calcext:value-type="float">
            <text:p>0.299965907537806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6188194751739" calcext:value-type="float">
            <text:p>23.6188194751739</text:p>
          </table:table-cell>
          <table:table-cell office:value-type="float" office:value="7.81691646575928" calcext:value-type="float">
            <text:p>7.8169164657592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622071975723708" calcext:value-type="float">
            <text:p>0.622071975723708</text:p>
          </table:table-cell>
          <table:table-cell office:value-type="float" office:value="0.257784020111175" calcext:value-type="float">
            <text:p>0.257784020111175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628359913826" calcext:value-type="float">
            <text:p>23.628359913826</text:p>
          </table:table-cell>
          <table:table-cell office:value-type="float" office:value="7.7474821805954" calcext:value-type="float">
            <text:p>7.747482180595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894092192284833" calcext:value-type="float">
            <text:p>0.894092192284833</text:p>
          </table:table-cell>
          <table:table-cell office:value-type="float" office:value="0.650825404859967" calcext:value-type="float">
            <text:p>0.650825404859967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4.3686909079552" calcext:value-type="float">
            <text:p>24.3686909079552</text:p>
          </table:table-cell>
          <table:table-cell office:value-type="float" office:value="7.39144748449326" calcext:value-type="float">
            <text:p>7.3914474844932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399508579763" calcext:value-type="float">
            <text:p>0.9933995085797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0.54334774201344" calcext:value-type="float">
            <text:p>0.54334774201344</text:p>
          </table:table-cell>
          <table:table-cell office:value-type="float" office:value="0.78845248007495" calcext:value-type="float">
            <text:p>0.78845248007495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25939523864146" calcext:value-type="float">
            <text:p>0.002259395238641</text:p>
          </table:table-cell>
        </table:table-row>
        <table:table-row table:style-name="ro1">
          <table:table-cell office:value-type="float" office:value="24.0720561146736" calcext:value-type="float">
            <text:p>24.0720561146736</text:p>
          </table:table-cell>
          <table:table-cell office:value-type="float" office:value="7.14506900310516" calcext:value-type="float">
            <text:p>7.1450690031051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05609156845" calcext:value-type="float">
            <text:p>0.99360560915684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12700704538642" calcext:value-type="float">
            <text:p>1.12700704538642</text:p>
          </table:table-cell>
          <table:table-cell office:value-type="float" office:value="0.334053927839116" calcext:value-type="float">
            <text:p>0.334053927839116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28765179302674" calcext:value-type="float">
            <text:p>0.002287651793027</text:p>
          </table:table-cell>
        </table:table-row>
        <table:table-row table:style-name="ro1">
          <table:table-cell office:value-type="float" office:value="24.0344820022583" calcext:value-type="float">
            <text:p>24.0344820022583</text:p>
          </table:table-cell>
          <table:table-cell office:value-type="float" office:value="7.52148938179016" calcext:value-type="float">
            <text:p>7.5214893817901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0.528193578221512" calcext:value-type="float">
            <text:p>0.528193578221512</text:p>
          </table:table-cell>
          <table:table-cell office:value-type="float" office:value="0.601716596700148" calcext:value-type="float">
            <text:p>0.601716596700148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3.9691829681396" calcext:value-type="float">
            <text:p>23.9691829681396</text:p>
          </table:table-cell>
          <table:table-cell office:value-type="float" office:value="7.28363907337189" calcext:value-type="float">
            <text:p>7.2836390733718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26658687952725" calcext:value-type="float">
            <text:p>1.26658687952725</text:p>
          </table:table-cell>
          <table:table-cell office:value-type="float" office:value="0.911340831468006" calcext:value-type="float">
            <text:p>0.911340831468006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3.9787176847458" calcext:value-type="float">
            <text:p>23.9787176847458</text:p>
          </table:table-cell>
          <table:table-cell office:value-type="float" office:value="7.42463505268097" calcext:value-type="float">
            <text:p>7.4246350526809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61843767210552" calcext:value-type="float">
            <text:p>1.61843767210552</text:p>
          </table:table-cell>
          <table:table-cell office:value-type="float" office:value="0.468349431499025" calcext:value-type="float">
            <text:p>0.468349431499025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4.5165966153145" calcext:value-type="float">
            <text:p>24.5165966153145</text:p>
          </table:table-cell>
          <table:table-cell office:value-type="float" office:value="7.42039841413498" calcext:value-type="float">
            <text:p>7.4203984141349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8003025479044" calcext:value-type="float">
            <text:p>1.08003025479044</text:p>
          </table:table-cell>
          <table:table-cell office:value-type="float" office:value="0.541035853525481" calcext:value-type="float">
            <text:p>0.541035853525481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3.855537712574" calcext:value-type="float">
            <text:p>23.855537712574</text:p>
          </table:table-cell>
          <table:table-cell office:value-type="float" office:value="7.09558254480362" calcext:value-type="float">
            <text:p>7.0955825448036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962923866948668" calcext:value-type="float">
            <text:p>0.962923866948668</text:p>
          </table:table-cell>
          <table:table-cell office:value-type="float" office:value="0.585056289044228" calcext:value-type="float">
            <text:p>0.585056289044228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4.1656205654144" calcext:value-type="float">
            <text:p>24.1656205654144</text:p>
          </table:table-cell>
          <table:table-cell office:value-type="float" office:value="6.98278385400772" calcext:value-type="float">
            <text:p>6.9827838540077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36178370903652" calcext:value-type="float">
            <text:p>1.36178370903652</text:p>
          </table:table-cell>
          <table:table-cell office:value-type="float" office:value="0.504100490770412" calcext:value-type="float">
            <text:p>0.504100490770412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24.4904435873032" calcext:value-type="float">
            <text:p>24.4904435873032</text:p>
          </table:table-cell>
          <table:table-cell office:value-type="float" office:value="6.94054311513901" calcext:value-type="float">
            <text:p>6.9405431151390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40910658414532" calcext:value-type="float">
            <text:p>1.40910658414532</text:p>
          </table:table-cell>
          <table:table-cell office:value-type="float" office:value="0.620667355737362" calcext:value-type="float">
            <text:p>0.620667355737362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23.7291694879532" calcext:value-type="float">
            <text:p>23.7291694879532</text:p>
          </table:table-cell>
          <table:table-cell office:value-type="float" office:value="8.01978516578674" calcext:value-type="float">
            <text:p>8.0197851657867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5153301960424" calcext:value-type="float">
            <text:p>1.25153301960424</text:p>
          </table:table-cell>
          <table:table-cell office:value-type="float" office:value="0.569153663148102" calcext:value-type="float">
            <text:p>0.569153663148102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7263587117195" calcext:value-type="float">
            <text:p>23.7263587117195</text:p>
          </table:table-cell>
          <table:table-cell office:value-type="float" office:value="7.76563847064972" calcext:value-type="float">
            <text:p>7.7656384706497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02806403073694" calcext:value-type="float">
            <text:p>1.02806403073694</text:p>
          </table:table-cell>
          <table:table-cell office:value-type="float" office:value="0.419075795868831" calcext:value-type="float">
            <text:p>0.419075795868831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44999563694" calcext:value-type="float">
            <text:p>23.44999563694</text:p>
          </table:table-cell>
          <table:table-cell office:value-type="float" office:value="7.38088417053223" calcext:value-type="float">
            <text:p>7.380884170532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03897863966182" calcext:value-type="float">
            <text:p>1.03897863966182</text:p>
          </table:table-cell>
          <table:table-cell office:value-type="float" office:value="0.931623267540658" calcext:value-type="float">
            <text:p>0.931623267540658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5419366955757" calcext:value-type="float">
            <text:p>23.5419366955757</text:p>
          </table:table-cell>
          <table:table-cell office:value-type="float" office:value="7.54862630367279" calcext:value-type="float">
            <text:p>7.5486263036727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2621127134044" calcext:value-type="float">
            <text:p>1.22621127134044</text:p>
          </table:table-cell>
          <table:table-cell office:value-type="float" office:value="0.901401492891499" calcext:value-type="float">
            <text:p>0.901401492891499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5314314961433" calcext:value-type="float">
            <text:p>23.5314314961433</text:p>
          </table:table-cell>
          <table:table-cell office:value-type="float" office:value="7.55723333358765" calcext:value-type="float">
            <text:p>7.5572333335876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31304761787" calcext:value-type="float">
            <text:p>1.331304761787</text:p>
          </table:table-cell>
          <table:table-cell office:value-type="float" office:value="0.323660514946546" calcext:value-type="float">
            <text:p>0.323660514946546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9784911870956" calcext:value-type="float">
            <text:p>23.9784911870956</text:p>
          </table:table-cell>
          <table:table-cell office:value-type="float" office:value="7.05617487430573" calcext:value-type="float">
            <text:p>7.0561748743057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9588805435031" calcext:value-type="float">
            <text:p>1.39588805435031</text:p>
          </table:table-cell>
          <table:table-cell office:value-type="float" office:value="0.586963392194191" calcext:value-type="float">
            <text:p>0.58696339219419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6234276890755" calcext:value-type="float">
            <text:p>24.6234276890755</text:p>
          </table:table-cell>
          <table:table-cell office:value-type="float" office:value="7.33500009775162" calcext:value-type="float">
            <text:p>7.3350000977516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887391574908265" calcext:value-type="float">
            <text:p>0.887391574908265</text:p>
          </table:table-cell>
          <table:table-cell office:value-type="float" office:value="0.383263421745594" calcext:value-type="float">
            <text:p>0.383263421745594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6652202606201" calcext:value-type="float">
            <text:p>23.6652202606201</text:p>
          </table:table-cell>
          <table:table-cell office:value-type="float" office:value="7.46844398975372" calcext:value-type="float">
            <text:p>7.4684439897537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405444215282171" calcext:value-type="float">
            <text:p>0.405444215282171</text:p>
          </table:table-cell>
          <table:table-cell office:value-type="float" office:value="0.632997559264485" calcext:value-type="float">
            <text:p>0.632997559264485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2776440382004" calcext:value-type="float">
            <text:p>23.2776440382004</text:p>
          </table:table-cell>
          <table:table-cell office:value-type="float" office:value="7.69908958673477" calcext:value-type="float">
            <text:p>7.6990895867347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7018721424576" calcext:value-type="float">
            <text:p>1.07018721424576</text:p>
          </table:table-cell>
          <table:table-cell office:value-type="float" office:value="0.376682831333963" calcext:value-type="float">
            <text:p>0.37668283133396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4189746379852" calcext:value-type="float">
            <text:p>23.4189746379852</text:p>
          </table:table-cell>
          <table:table-cell office:value-type="float" office:value="7.65591251850128" calcext:value-type="float">
            <text:p>7.6559125185012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44250529039622" calcext:value-type="float">
            <text:p>1.44250529039622</text:p>
          </table:table-cell>
          <table:table-cell office:value-type="float" office:value="0.609018634958082" calcext:value-type="float">
            <text:p>0.609018634958082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6329817771912" calcext:value-type="float">
            <text:p>23.6329817771912</text:p>
          </table:table-cell>
          <table:table-cell office:value-type="float" office:value="7.72285240888596" calcext:value-type="float">
            <text:p>7.7228524088859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52178820717853" calcext:value-type="float">
            <text:p>1.52178820717853</text:p>
          </table:table-cell>
          <table:table-cell office:value-type="float" office:value="0.546286000529622" calcext:value-type="float">
            <text:p>0.546286000529622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5.1083943843842" calcext:value-type="float">
            <text:p>25.1083943843842</text:p>
          </table:table-cell>
          <table:table-cell office:value-type="float" office:value="8.41621190309525" calcext:value-type="float">
            <text:p>8.4162119030952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399508579763" calcext:value-type="float">
            <text:p>0.9933995085797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0.730963838283407" calcext:value-type="float">
            <text:p>0.730963838283407</text:p>
          </table:table-cell>
          <table:table-cell office:value-type="float" office:value="0.347047191844464" calcext:value-type="float">
            <text:p>0.347047191844464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25939523864146" calcext:value-type="float">
            <text:p>0.002259395238641</text:p>
          </table:table-cell>
        </table:table-row>
        <table:table-row table:style-name="ro1">
          <table:table-cell office:value-type="float" office:value="25.524089217186" calcext:value-type="float">
            <text:p>25.524089217186</text:p>
          </table:table-cell>
          <table:table-cell office:value-type="float" office:value="7.58796268701553" calcext:value-type="float">
            <text:p>7.5879626870155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05609156845" calcext:value-type="float">
            <text:p>0.99360560915684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3.09557324731972" calcext:value-type="float">
            <text:p>3.09557324731972</text:p>
          </table:table-cell>
          <table:table-cell office:value-type="float" office:value="1.71731304312233" calcext:value-type="float">
            <text:p>1.71731304312233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28765179302674" calcext:value-type="float">
            <text:p>0.002287651793027</text:p>
          </table:table-cell>
        </table:table-row>
        <table:table-row table:style-name="ro1">
          <table:table-cell office:value-type="float" office:value="27.1713533401489" calcext:value-type="float">
            <text:p>27.1713533401489</text:p>
          </table:table-cell>
          <table:table-cell office:value-type="float" office:value="7.62873357534409" calcext:value-type="float">
            <text:p>7.6287335753440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2.32697534914573" calcext:value-type="float">
            <text:p>2.32697534914573</text:p>
          </table:table-cell>
          <table:table-cell office:value-type="float" office:value="2.21448652945058" calcext:value-type="float">
            <text:p>2.21448652945058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8.1969460248947" calcext:value-type="float">
            <text:p>28.1969460248947</text:p>
          </table:table-cell>
          <table:table-cell office:value-type="float" office:value="8.20488440990448" calcext:value-type="float">
            <text:p>8.204884409904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0.885253890126534" calcext:value-type="float">
            <text:p>0.885253890126534</text:p>
          </table:table-cell>
          <table:table-cell office:value-type="float" office:value="2.76043765420509" calcext:value-type="float">
            <text:p>2.76043765420509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8.1552911400795" calcext:value-type="float">
            <text:p>28.1552911400795</text:p>
          </table:table-cell>
          <table:table-cell office:value-type="float" office:value="7.32578200101852" calcext:value-type="float">
            <text:p>7.3257820010185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85020540375644" calcext:value-type="float">
            <text:p>1.85020540375644</text:p>
          </table:table-cell>
          <table:table-cell office:value-type="float" office:value="2.17615681745607" calcext:value-type="float">
            <text:p>2.17615681745607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8.9718336462975" calcext:value-type="float">
            <text:p>28.9718336462975</text:p>
          </table:table-cell>
          <table:table-cell office:value-type="float" office:value="8.03066945075989" calcext:value-type="float">
            <text:p>8.0306694507598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21048165077542" calcext:value-type="float">
            <text:p>2.21048165077542</text:p>
          </table:table-cell>
          <table:table-cell office:value-type="float" office:value="2.47515434811514" calcext:value-type="float">
            <text:p>2.47515434811514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7.6810841560364" calcext:value-type="float">
            <text:p>27.6810841560364</text:p>
          </table:table-cell>
          <table:table-cell office:value-type="float" office:value="7.38560509681702" calcext:value-type="float">
            <text:p>7.3856050968170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98893627857413" calcext:value-type="float">
            <text:p>3.98893627857413</text:p>
          </table:table-cell>
          <table:table-cell office:value-type="float" office:value="1.97505751656857" calcext:value-type="float">
            <text:p>1.97505751656857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7.267014503479" calcext:value-type="float">
            <text:p>27.267014503479</text:p>
          </table:table-cell>
          <table:table-cell office:value-type="float" office:value="7.7745852470398" calcext:value-type="float">
            <text:p>7.774585247039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3.01114523607472" calcext:value-type="float">
            <text:p>3.01114523607472</text:p>
          </table:table-cell>
          <table:table-cell office:value-type="float" office:value="2.12928863434649" calcext:value-type="float">
            <text:p>2.12928863434649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26.7974153161049" calcext:value-type="float">
            <text:p>26.7974153161049</text:p>
          </table:table-cell>
          <table:table-cell office:value-type="float" office:value="8.36315262317658" calcext:value-type="float">
            <text:p>8.3631526231765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73243130136544" calcext:value-type="float">
            <text:p>2.73243130136544</text:p>
          </table:table-cell>
          <table:table-cell office:value-type="float" office:value="2.34160067260495" calcext:value-type="float">
            <text:p>2.34160067260495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27.0254528522491" calcext:value-type="float">
            <text:p>27.0254528522491</text:p>
          </table:table-cell>
          <table:table-cell office:value-type="float" office:value="7.85214751958847" calcext:value-type="float">
            <text:p>7.852147519588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08203569499816" calcext:value-type="float">
            <text:p>3.08203569499816</text:p>
          </table:table-cell>
          <table:table-cell office:value-type="float" office:value="2.188251150615" calcext:value-type="float">
            <text:p>2.188251150615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8.4104472994804" calcext:value-type="float">
            <text:p>28.4104472994804</text:p>
          </table:table-cell>
          <table:table-cell office:value-type="float" office:value="7.59712111949921" calcext:value-type="float">
            <text:p>7.5971211194992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81636021699603" calcext:value-type="float">
            <text:p>3.81636021699603</text:p>
          </table:table-cell>
          <table:table-cell office:value-type="float" office:value="2.39430709195283" calcext:value-type="float">
            <text:p>2.3943070919528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30.9847157597542" calcext:value-type="float">
            <text:p>30.9847157597542</text:p>
          </table:table-cell>
          <table:table-cell office:value-type="float" office:value="7.12935054302216" calcext:value-type="float">
            <text:p>7.1293505430221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85851763424923" calcext:value-type="float">
            <text:p>3.85851763424923</text:p>
          </table:table-cell>
          <table:table-cell office:value-type="float" office:value="2.24890215386428" calcext:value-type="float">
            <text:p>2.24890215386428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30.7243964076042" calcext:value-type="float">
            <text:p>30.7243964076042</text:p>
          </table:table-cell>
          <table:table-cell office:value-type="float" office:value="7.71001178026199" calcext:value-type="float">
            <text:p>7.7100117802619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28891033404022" calcext:value-type="float">
            <text:p>3.28891033404022</text:p>
          </table:table-cell>
          <table:table-cell office:value-type="float" office:value="2.71650787686844" calcext:value-type="float">
            <text:p>2.71650787686844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30.5614367723465" calcext:value-type="float">
            <text:p>30.5614367723465</text:p>
          </table:table-cell>
          <table:table-cell office:value-type="float" office:value="7.71065378189087" calcext:value-type="float">
            <text:p>7.7106537818908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44868389674783" calcext:value-type="float">
            <text:p>3.44868389674783</text:p>
          </table:table-cell>
          <table:table-cell office:value-type="float" office:value="2.739835516233" calcext:value-type="float">
            <text:p>2.73983551623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9.780858039856" calcext:value-type="float">
            <text:p>29.780858039856</text:p>
          </table:table-cell>
          <table:table-cell office:value-type="float" office:value="6.89768391847611" calcext:value-type="float">
            <text:p>6.8976839184761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09691561456934" calcext:value-type="float">
            <text:p>2.09691561456934</text:p>
          </table:table-cell>
          <table:table-cell office:value-type="float" office:value="2.23629796492651" calcext:value-type="float">
            <text:p>2.2362979649265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8.99201130867" calcext:value-type="float">
            <text:p>28.99201130867</text:p>
          </table:table-cell>
          <table:table-cell office:value-type="float" office:value="6.79430085420609" calcext:value-type="float">
            <text:p>6.7943008542060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58916048279954" calcext:value-type="float">
            <text:p>2.58916048279954</text:p>
          </table:table-cell>
          <table:table-cell office:value-type="float" office:value="2.62065172019846" calcext:value-type="float">
            <text:p>2.62065172019846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7.4181284308434" calcext:value-type="float">
            <text:p>27.4181284308434</text:p>
          </table:table-cell>
          <table:table-cell office:value-type="float" office:value="6.5887143611908" calcext:value-type="float">
            <text:p>6.588714361190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92828082982728" calcext:value-type="float">
            <text:p>1.92828082982728</text:p>
          </table:table-cell>
          <table:table-cell office:value-type="float" office:value="1.98748464809167" calcext:value-type="float">
            <text:p>1.98748464809167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6.7595788836479" calcext:value-type="float">
            <text:p>26.7595788836479</text:p>
          </table:table-cell>
          <table:table-cell office:value-type="float" office:value="6.772800385952" calcext:value-type="float">
            <text:p>6.77280038595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41302858739755" calcext:value-type="float">
            <text:p>2.41302858739755</text:p>
          </table:table-cell>
          <table:table-cell office:value-type="float" office:value="1.98336550527683" calcext:value-type="float">
            <text:p>1.9833655052768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6.1897325515747" calcext:value-type="float">
            <text:p>26.1897325515747</text:p>
          </table:table-cell>
          <table:table-cell office:value-type="float" office:value="7.16381162405014" calcext:value-type="float">
            <text:p>7.1638116240501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5689190252579" calcext:value-type="float">
            <text:p>1.75689190252579</text:p>
          </table:table-cell>
          <table:table-cell office:value-type="float" office:value="1.59191356223351" calcext:value-type="float">
            <text:p>1.5919135622335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5.7636923193932" calcext:value-type="float">
            <text:p>25.7636923193932</text:p>
          </table:table-cell>
          <table:table-cell office:value-type="float" office:value="7.32725214958191" calcext:value-type="float">
            <text:p>7.3272521495819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224421038033" calcext:value-type="float">
            <text:p>0.99422442103803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10509602505386" calcext:value-type="float">
            <text:p>1.10509602505386</text:p>
          </table:table-cell>
          <table:table-cell office:value-type="float" office:value="1.59618816439821" calcext:value-type="float">
            <text:p>1.59618816439821</text:p>
          </table:table-cell>
          <table:table-cell office:value-type="float" office:value="0.0116315991338108" calcext:value-type="float">
            <text:p>0.011631599133811</text:p>
          </table:table-cell>
          <table:table-cell office:value-type="float" office:value="0.00175026464084513" calcext:value-type="float">
            <text:p>0.001750264640845</text:p>
          </table:table-cell>
        </table:table-row>
        <table:table-row table:style-name="ro1">
          <table:table-cell office:value-type="float" office:value="25.685530602932" calcext:value-type="float">
            <text:p>25.685530602932</text:p>
          </table:table-cell>
          <table:table-cell office:value-type="float" office:value="7.3085013628006" calcext:value-type="float">
            <text:p>7.308501362800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399508579763" calcext:value-type="float">
            <text:p>0.993399508579763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1.14499694198406" calcext:value-type="float">
            <text:p>1.14499694198406</text:p>
          </table:table-cell>
          <table:table-cell office:value-type="float" office:value="0.856766177714309" calcext:value-type="float">
            <text:p>0.856766177714309</text:p>
          </table:table-cell>
          <table:table-cell office:value-type="float" office:value="0.0108412160998578" calcext:value-type="float">
            <text:p>0.010841216099858</text:p>
          </table:table-cell>
          <table:table-cell office:value-type="float" office:value="0.00225939523864146" calcext:value-type="float">
            <text:p>0.002259395238641</text:p>
          </table:table-cell>
        </table:table-row>
        <table:table-row table:style-name="ro1">
          <table:table-cell office:value-type="float" office:value="25.5948679447174" calcext:value-type="float">
            <text:p>25.5948679447174</text:p>
          </table:table-cell>
          <table:table-cell office:value-type="float" office:value="7.39051127433777" calcext:value-type="float">
            <text:p>7.3905112743377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605609156845" calcext:value-type="float">
            <text:p>0.99360560915684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7" calcext:value-type="float">
            <text:p>22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85816876145081" calcext:value-type="float">
            <text:p>1.85816876145081</text:p>
          </table:table-cell>
          <table:table-cell office:value-type="float" office:value="1.56274418608726" calcext:value-type="float">
            <text:p>1.56274418608726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228765179302674" calcext:value-type="float">
            <text:p>0.002287651793027</text:p>
          </table:table-cell>
        </table:table-row>
        <table:table-row table:style-name="ro1">
          <table:table-cell office:value-type="float" office:value="26.2151814699173" calcext:value-type="float">
            <text:p>26.2151814699173</text:p>
          </table:table-cell>
          <table:table-cell office:value-type="float" office:value="6.98548936843872" calcext:value-type="float">
            <text:p>6.9854893684387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368495544412" calcext:value-type="float">
            <text:p>0.992368495544412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43433621809657" calcext:value-type="float">
            <text:p>1.43433621809657</text:p>
          </table:table-cell>
          <table:table-cell office:value-type="float" office:value="1.57706230614663" calcext:value-type="float">
            <text:p>1.57706230614663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43124572586973" calcext:value-type="float">
            <text:p>0.00243124572587</text:p>
          </table:table-cell>
        </table:table-row>
        <table:table-row table:style-name="ro1">
          <table:table-cell office:value-type="float" office:value="25.9998607635498" calcext:value-type="float">
            <text:p>25.9998607635498</text:p>
          </table:table-cell>
          <table:table-cell office:value-type="float" office:value="7.35173165798187" calcext:value-type="float">
            <text:p>7.3517316579818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719239201" calcext:value-type="float">
            <text:p>0.990511719239201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31740545723129" calcext:value-type="float">
            <text:p>1.31740545723129</text:p>
          </table:table-cell>
          <table:table-cell office:value-type="float" office:value="1.37123051632896" calcext:value-type="float">
            <text:p>1.37123051632896</text:p>
          </table:table-cell>
          <table:table-cell office:value-type="float" office:value="0.0110851525935923" calcext:value-type="float">
            <text:p>0.011085152593592</text:p>
          </table:table-cell>
          <table:table-cell office:value-type="float" office:value="0.00342668149736685" calcext:value-type="float">
            <text:p>0.003426681497367</text:p>
          </table:table-cell>
        </table:table-row>
        <table:table-row table:style-name="ro1">
          <table:table-cell office:value-type="float" office:value="25.8041645884514" calcext:value-type="float">
            <text:p>25.8041645884514</text:p>
          </table:table-cell>
          <table:table-cell office:value-type="float" office:value="7.21744209527969" calcext:value-type="float">
            <text:p>7.2174420952796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76530414734569" calcext:value-type="float">
            <text:p>1.76530414734569</text:p>
          </table:table-cell>
          <table:table-cell office:value-type="float" office:value="1.47672426431605" calcext:value-type="float">
            <text:p>1.47672426431605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6.3226424455643" calcext:value-type="float">
            <text:p>26.3226424455643</text:p>
          </table:table-cell>
          <table:table-cell office:value-type="float" office:value="6.99381232261658" calcext:value-type="float">
            <text:p>6.9938123226165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28195744429625" calcext:value-type="float">
            <text:p>1.28195744429625</text:p>
          </table:table-cell>
          <table:table-cell office:value-type="float" office:value="0.824554616366321" calcext:value-type="float">
            <text:p>0.824554616366321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5.3296383619308" calcext:value-type="float">
            <text:p>25.3296383619308</text:p>
          </table:table-cell>
          <table:table-cell office:value-type="float" office:value="7.05102461576462" calcext:value-type="float">
            <text:p>7.0510246157646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2773970425635" calcext:value-type="float">
            <text:p>0.97277397042563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7" calcext:value-type="float">
            <text:p>16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41105857016139" calcext:value-type="float">
            <text:p>1.41105857016139</text:p>
          </table:table-cell>
          <table:table-cell office:value-type="float" office:value="0.478081352827354" calcext:value-type="float">
            <text:p>0.478081352827354</text:p>
          </table:table-cell>
          <table:table-cell office:value-type="float" office:value="0.01107354764284" calcext:value-type="float">
            <text:p>0.01107354764284</text:p>
          </table:table-cell>
          <table:table-cell office:value-type="float" office:value="0.0037702451039239" calcext:value-type="float">
            <text:p>0.003770245103924</text:p>
          </table:table-cell>
        </table:table-row>
        <table:table-row table:style-name="ro1">
          <table:table-cell office:value-type="float" office:value="24.7098593115807" calcext:value-type="float">
            <text:p>24.7098593115807</text:p>
          </table:table-cell>
          <table:table-cell office:value-type="float" office:value="7.3858534693718" calcext:value-type="float">
            <text:p>7.385853469371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2980411102679" calcext:value-type="float">
            <text:p>0.972980411102679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3" calcext:value-type="float">
            <text:p>8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493344024073034" calcext:value-type="float">
            <text:p>0.493344024073034</text:p>
          </table:table-cell>
          <table:table-cell office:value-type="float" office:value="0.684368654912546" calcext:value-type="float">
            <text:p>0.684368654912546</text:p>
          </table:table-cell>
          <table:table-cell office:value-type="float" office:value="0.0105808097654016" calcext:value-type="float">
            <text:p>0.010580809765402</text:p>
          </table:table-cell>
          <table:table-cell office:value-type="float" office:value="0.00444707710445558" calcext:value-type="float">
            <text:p>0.004447077104456</text:p>
          </table:table-cell>
        </table:table-row>
        <table:table-row table:style-name="ro1">
          <table:table-cell office:value-type="float" office:value="24.490143597126" calcext:value-type="float">
            <text:p>24.490143597126</text:p>
          </table:table-cell>
          <table:table-cell office:value-type="float" office:value="7.21658194065094" calcext:value-type="float">
            <text:p>7.2165819406509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2980241052698" calcext:value-type="float">
            <text:p>0.972980241052698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989610863643459" calcext:value-type="float">
            <text:p>0.989610863643459</text:p>
          </table:table-cell>
          <table:table-cell office:value-type="float" office:value="0.377128616928482" calcext:value-type="float">
            <text:p>0.377128616928482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417194409104857" calcext:value-type="float">
            <text:p>0.004171944091049</text:p>
          </table:table-cell>
        </table:table-row>
        <table:table-row table:style-name="ro1">
          <table:table-cell office:value-type="float" office:value="23.8647360801697" calcext:value-type="float">
            <text:p>23.8647360801697</text:p>
          </table:table-cell>
          <table:table-cell office:value-type="float" office:value="7.36852502822876" calcext:value-type="float">
            <text:p>7.3685250282287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1059129105457" calcext:value-type="float">
            <text:p>1.21059129105457</text:p>
          </table:table-cell>
          <table:table-cell office:value-type="float" office:value="0.698097632001188" calcext:value-type="float">
            <text:p>0.698097632001188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4.4712914228439" calcext:value-type="float">
            <text:p>24.4712914228439</text:p>
          </table:table-cell>
          <table:table-cell office:value-type="float" office:value="7.71818321943283" calcext:value-type="float">
            <text:p>7.7181832194328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11020213150113" calcext:value-type="float">
            <text:p>1.11020213150113</text:p>
          </table:table-cell>
          <table:table-cell office:value-type="float" office:value="0.689902283331431" calcext:value-type="float">
            <text:p>0.689902283331431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2663622498512" calcext:value-type="float">
            <text:p>23.2663622498512</text:p>
          </table:table-cell>
          <table:table-cell office:value-type="float" office:value="7.99183577299118" calcext:value-type="float">
            <text:p>7.9918357729911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4366769058672" calcext:value-type="float">
            <text:p>1.54366769058672</text:p>
          </table:table-cell>
          <table:table-cell office:value-type="float" office:value="0.48924416467972" calcext:value-type="float">
            <text:p>0.48924416467972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3697443604469" calcext:value-type="float">
            <text:p>23.3697443604469</text:p>
          </table:table-cell>
          <table:table-cell office:value-type="float" office:value="7.90602397918701" calcext:value-type="float">
            <text:p>7.906023979187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856542373880344" calcext:value-type="float">
            <text:p>0.856542373880344</text:p>
          </table:table-cell>
          <table:table-cell office:value-type="float" office:value="0.362209641583513" calcext:value-type="float">
            <text:p>0.362209641583513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0575127005577" calcext:value-type="float">
            <text:p>23.0575127005577</text:p>
          </table:table-cell>
          <table:table-cell office:value-type="float" office:value="7.78346282243729" calcext:value-type="float">
            <text:p>7.7834628224372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441434760675" calcext:value-type="float">
            <text:p>0.968441434760675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6171617161716" calcext:value-type="float">
            <text:p>0.96617161716171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4159752752042" calcext:value-type="float">
            <text:p>1.24159752752042</text:p>
          </table:table-cell>
          <table:table-cell office:value-type="float" office:value="0.544930393691647" calcext:value-type="float">
            <text:p>0.544930393691647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12228096452223" calcext:value-type="float">
            <text:p>0.002122280964522</text:p>
          </table:table-cell>
        </table:table-row>
        <table:table-row table:style-name="ro1">
          <table:table-cell office:value-type="float" office:value="23.4490510225296" calcext:value-type="float">
            <text:p>23.4490510225296</text:p>
          </table:table-cell>
          <table:table-cell office:value-type="float" office:value="7.78430205583572" calcext:value-type="float">
            <text:p>7.7843020558357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1998176817881" calcext:value-type="float">
            <text:p>1.21998176817881</text:p>
          </table:table-cell>
          <table:table-cell office:value-type="float" office:value="0.296104539882327" calcext:value-type="float">
            <text:p>0.296104539882327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1927405595779" calcext:value-type="float">
            <text:p>24.1927405595779</text:p>
          </table:table-cell>
          <table:table-cell office:value-type="float" office:value="6.82818675041199" calcext:value-type="float">
            <text:p>6.8281867504119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1363265242648" calcext:value-type="float">
            <text:p>1.11363265242648</text:p>
          </table:table-cell>
          <table:table-cell office:value-type="float" office:value="1.07696668979613" calcext:value-type="float">
            <text:p>1.07696668979613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4.4873910546303" calcext:value-type="float">
            <text:p>24.4873910546303</text:p>
          </table:table-cell>
          <table:table-cell office:value-type="float" office:value="7.34536254405975" calcext:value-type="float">
            <text:p>7.3453625440597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42750175219936" calcext:value-type="float">
            <text:p>1.42750175219936</text:p>
          </table:table-cell>
          <table:table-cell office:value-type="float" office:value="0.543643346620865" calcext:value-type="float">
            <text:p>0.543643346620865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8774399757385" calcext:value-type="float">
            <text:p>23.8774399757385</text:p>
          </table:table-cell>
          <table:table-cell office:value-type="float" office:value="7.03329747915268" calcext:value-type="float">
            <text:p>7.0332974791526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84288204948764" calcext:value-type="float">
            <text:p>0.984288204948764</text:p>
          </table:table-cell>
          <table:table-cell office:value-type="float" office:value="1.03219294800239" calcext:value-type="float">
            <text:p>1.03219294800239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  <table:table-row table:style-name="ro1">
          <table:table-cell office:value-type="float" office:value="23.9114847183228" calcext:value-type="float">
            <text:p>23.9114847183228</text:p>
          </table:table-cell>
          <table:table-cell office:value-type="float" office:value="7.2986004948616" calcext:value-type="float">
            <text:p>7.298600494861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596754875914" calcext:value-type="float">
            <text:p>0.96596754875914</text:p>
          </table:table-cell>
          <table:table-cell office:value-type="string" calcext:value-type="string">
            <text:p>ExtraTrees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75227085053675" calcext:value-type="float">
            <text:p>0.975227085053675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41914023733273" calcext:value-type="float">
            <text:p>1.41914023733273</text:p>
          </table:table-cell>
          <table:table-cell office:value-type="float" office:value="0.692234665908671" calcext:value-type="float">
            <text:p>0.692234665908671</text:p>
          </table:table-cell>
          <table:table-cell office:value-type="float" office:value="0.00643150061010245" calcext:value-type="float">
            <text:p>0.006431500610102</text:p>
          </table:table-cell>
          <table:table-cell office:value-type="float" office:value="0.00571738688167634" calcext:value-type="float">
            <text:p>0.005717386881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1T18:14:37.537654771</dc:date>
    <meta:editing-duration>PT2M19S</meta:editing-duration>
    <meta:editing-cycles>2</meta:editing-cycles>
    <meta:generator>LibreOffice/5.2.7.2$Linux_X86_64 LibreOffice_project/20m0$Build-2</meta:generator>
    <meta:document-statistic meta:table-count="1" meta:cell-count="57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524cm" svg:height="15.919cm" xlink:href=".." xlink:type="simple" chart:class="chart:scatter" chart:style-name="ch1">
        <chart:legend chart:legend-position="end" svg:x="27.455cm" svg:y="7.411cm" style:legend-expansion="high" chart:style-name="ch2"/>
        <chart:plot-area chart:style-name="ch3" table:cell-range-address="search_results.C1:search_results.D241 search_results.I2:search_results.I241" chart:data-source-has-labels="row" svg:x="1.641cm" svg:y="0.318cm" svg:width="25.184cm" svg:height="14.302cm">
          <chartooo:coordinate-region svg:x="2.553cm" svg:y="0.517cm" svg:width="24.031cm" svg:height="13.456cm"/>
          <chart:axis chart:dimension="x" chart:name="primary-x" chart:style-name="ch4">
            <chart:title svg:x="12.879cm" svg:y="14.938cm" chart:style-name="ch5">
              <text:p>Min Samples Split</text:p>
            </chart:title>
          </chart:axis>
          <chart:axis chart:dimension="y" chart:name="primary-y" chart:style-name="ch6">
            <chart:title svg:x="0.451cm" svg:y="8.214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I2:search_results.I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earch_results.I2:search_results.I241</svg:desc>
                </draw:g>
              </table:table-cell>
              <table:table-cell office:value-type="float" office:value="0.99133663169747">
                <text:p>0.99133663169747</text:p>
                <draw:g>
                  <svg:desc>search_results.D2:search_results.D241</svg:desc>
                </draw:g>
              </table:table-cell>
              <table:table-cell office:value-type="float" office:value="0.00288778877887987">
                <text:p>0.00288778877887987</text:p>
                <draw:g>
                  <svg:desc>search_results.X2:search_results.X241</svg:desc>
                </draw:g>
              </table:table-cell>
              <table:table-cell office:value-type="float" office:value="0.00288778877887987">
                <text:p>0.00288778877887987</text:p>
                <draw:g>
                  <svg:desc>search_results.X2:search_results.X24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24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24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89892566696366">
                <text:p>0.989892566696366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9375">
                <text:p>0.9375</text:p>
              </table:table-cell>
              <table:table-cell office:value-type="float" office:value="0.0104006892694207">
                <text:p>0.0104006892694207</text:p>
              </table:table-cell>
              <table:table-cell office:value-type="float" office:value="0.0104006892694207">
                <text:p>0.0104006892694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90305278281315">
                <text:p>0.990305278281315</text:p>
              </table:table-cell>
              <table:table-cell office:value-type="float" office:value="0.00321544099976595">
                <text:p>0.00321544099976595</text:p>
              </table:table-cell>
              <table:table-cell office:value-type="float" office:value="0.00321544099976595">
                <text:p>0.0032154409997659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89480195492222">
                <text:p>0.989480195492222</text:p>
              </table:table-cell>
              <table:table-cell office:value-type="float" office:value="0.00310778086082009">
                <text:p>0.00310778086082009</text:p>
              </table:table-cell>
              <table:table-cell office:value-type="float" office:value="0.00310778086082009">
                <text:p>0.0031077808608200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87830030194878">
                <text:p>0.987830030194878</text:p>
              </table:table-cell>
              <table:table-cell office:value-type="float" office:value="0.00401566069169009">
                <text:p>0.00401566069169009</text:p>
              </table:table-cell>
              <table:table-cell office:value-type="float" office:value="0.00401566069169009">
                <text:p>0.00401566069169009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92986967044796">
                <text:p>0.992986967044796</text:p>
              </table:table-cell>
              <table:table-cell office:value-type="float" office:value="0.00170058077912032">
                <text:p>0.00170058077912032</text:p>
              </table:table-cell>
              <table:table-cell office:value-type="float" office:value="0.00170058077912032">
                <text:p>0.0017005807791203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17141406706574">
                <text:p>0.0117141406706574</text:p>
              </table:table-cell>
              <table:table-cell office:value-type="float" office:value="0.0117141406706574">
                <text:p>0.0117141406706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991955613909482">
                <text:p>0.991955613909482</text:p>
              </table:table-cell>
              <table:table-cell office:value-type="float" office:value="0.00275954755713084">
                <text:p>0.00275954755713084</text:p>
              </table:table-cell>
              <table:table-cell office:value-type="float" office:value="0.00275954755713084">
                <text:p>0.0027595475571308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991749343282419">
                <text:p>0.991749343282419</text:p>
              </table:table-cell>
              <table:table-cell office:value-type="float" office:value="0.00303140764766674">
                <text:p>0.00303140764766674</text:p>
              </table:table-cell>
              <table:table-cell office:value-type="float" office:value="0.00303140764766674">
                <text:p>0.00303140764766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991130530839547">
                <text:p>0.991130530839547</text:p>
              </table:table-cell>
              <table:table-cell office:value-type="float" office:value="0.00196725234053783">
                <text:p>0.00196725234053783</text:p>
              </table:table-cell>
              <table:table-cell office:value-type="float" office:value="0.00196725234053783">
                <text:p>0.0019672523405378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990099348035056">
                <text:p>0.990099348035056</text:p>
              </table:table-cell>
              <table:table-cell office:value-type="float" office:value="0.0035484975732042">
                <text:p>0.0035484975732042</text:p>
              </table:table-cell>
              <table:table-cell office:value-type="float" office:value="0.0035484975732042">
                <text:p>0.003548497573204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993399168198959">
                <text:p>0.993399168198959</text:p>
              </table:table-cell>
              <table:table-cell office:value-type="float" office:value="0.00210375634416538">
                <text:p>0.00210375634416538</text:p>
              </table:table-cell>
              <table:table-cell office:value-type="float" office:value="0.00210375634416538">
                <text:p>0.00210375634416538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234680634604">
                <text:p>0.0116234680634604</text:p>
              </table:table-cell>
              <table:table-cell office:value-type="float" office:value="0.0116234680634604">
                <text:p>0.0116234680634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2986967044796">
                <text:p>0.992986967044796</text:p>
              </table:table-cell>
              <table:table-cell office:value-type="float" office:value="0.00189016828132708">
                <text:p>0.00189016828132708</text:p>
              </table:table-cell>
              <table:table-cell office:value-type="float" office:value="0.00189016828132708">
                <text:p>0.0018901682813270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992780866748556">
                <text:p>0.992780866748556</text:p>
              </table:table-cell>
              <table:table-cell office:value-type="float" office:value="0.00236048886346528">
                <text:p>0.00236048886346528</text:p>
              </table:table-cell>
              <table:table-cell office:value-type="float" office:value="0.00236048886346528">
                <text:p>0.00236048886346528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991955783959463">
                <text:p>0.991955783959463</text:p>
              </table:table-cell>
              <table:table-cell office:value-type="float" office:value="0.00236037025217711">
                <text:p>0.00236037025217711</text:p>
              </table:table-cell>
              <table:table-cell office:value-type="float" office:value="0.00236037025217711">
                <text:p>0.0023603702521771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0.990717989866264">
                <text:p>0.990717989866264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993811879783908">
                <text:p>0.993811879783908</text:p>
              </table:table-cell>
              <table:table-cell office:value-type="float" office:value="0.00206270627062853">
                <text:p>0.00206270627062853</text:p>
              </table:table-cell>
              <table:table-cell office:value-type="float" office:value="0.00206270627062853">
                <text:p>0.0020627062706285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234680634604">
                <text:p>0.0116234680634604</text:p>
              </table:table-cell>
              <table:table-cell office:value-type="float" office:value="0.0116234680634604">
                <text:p>0.0116234680634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993399338529782">
                <text:p>0.993399338529782</text:p>
              </table:table-cell>
              <table:table-cell office:value-type="float" office:value="0.0025430748559411">
                <text:p>0.0025430748559411</text:p>
              </table:table-cell>
              <table:table-cell office:value-type="float" office:value="0.0025430748559411">
                <text:p>0.0025430748559411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0.990717989866264">
                <text:p>0.990717989866264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234680634604">
                <text:p>0.0116234680634604</text:p>
              </table:table-cell>
              <table:table-cell office:value-type="float" office:value="0.0116234680634604">
                <text:p>0.0116234680634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0.990717989866264">
                <text:p>0.990717989866264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524cm" svg:height="15.919cm" xlink:href=".." xlink:type="simple" chart:class="chart:scatter" chart:style-name="ch1">
        <chart:legend chart:legend-position="end" svg:x="27.455cm" svg:y="7.411cm" style:legend-expansion="high" chart:style-name="ch2"/>
        <chart:plot-area chart:style-name="ch3" table:cell-range-address="search_results.G2:search_results.G241 search_results.C1:search_results.D241" chart:data-source-has-labels="row" svg:x="1.641cm" svg:y="0.318cm" svg:width="25.184cm" svg:height="14.302cm">
          <chartooo:coordinate-region svg:x="2.553cm" svg:y="0.517cm" svg:width="23.992cm" svg:height="13.456cm"/>
          <chart:axis chart:dimension="x" chart:name="primary-x" chart:style-name="ch4">
            <chart:title svg:x="12.998cm" svg:y="14.938cm" chart:style-name="ch5">
              <text:p>Max Leaf Nodes</text:p>
            </chart:title>
          </chart:axis>
          <chart:axis chart:dimension="y" chart:name="primary-y" chart:style-name="ch6">
            <chart:title svg:x="0.451cm" svg:y="8.214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G2:search_results.G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earch_results.G2:search_results.G241</svg:desc>
                </draw:g>
              </table:table-cell>
              <table:table-cell office:value-type="float" office:value="0.99133663169747">
                <text:p>0.99133663169747</text:p>
                <draw:g>
                  <svg:desc>search_results.D2:search_results.D241</svg:desc>
                </draw:g>
              </table:table-cell>
              <table:table-cell office:value-type="float" office:value="0.00288778877887987">
                <text:p>0.00288778877887987</text:p>
                <draw:g>
                  <svg:desc>search_results.X2:search_results.X241</svg:desc>
                </draw:g>
              </table:table-cell>
              <table:table-cell office:value-type="float" office:value="0.00288778877887987">
                <text:p>0.00288778877887987</text:p>
                <draw:g>
                  <svg:desc>search_results.X2:search_results.X24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24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24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989892566696366">
                <text:p>0.989892566696366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9375">
                <text:p>0.9375</text:p>
              </table:table-cell>
              <table:table-cell office:value-type="float" office:value="0.0104006892694207">
                <text:p>0.0104006892694207</text:p>
              </table:table-cell>
              <table:table-cell office:value-type="float" office:value="0.0104006892694207">
                <text:p>0.0104006892694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990305278281315">
                <text:p>0.990305278281315</text:p>
              </table:table-cell>
              <table:table-cell office:value-type="float" office:value="0.00321544099976595">
                <text:p>0.00321544099976595</text:p>
              </table:table-cell>
              <table:table-cell office:value-type="float" office:value="0.00321544099976595">
                <text:p>0.0032154409997659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989480195492222">
                <text:p>0.989480195492222</text:p>
              </table:table-cell>
              <table:table-cell office:value-type="float" office:value="0.00310778086082009">
                <text:p>0.00310778086082009</text:p>
              </table:table-cell>
              <table:table-cell office:value-type="float" office:value="0.00310778086082009">
                <text:p>0.0031077808608200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987830030194878">
                <text:p>0.987830030194878</text:p>
              </table:table-cell>
              <table:table-cell office:value-type="float" office:value="0.00401566069169009">
                <text:p>0.00401566069169009</text:p>
              </table:table-cell>
              <table:table-cell office:value-type="float" office:value="0.00401566069169009">
                <text:p>0.00401566069169009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992986967044796">
                <text:p>0.992986967044796</text:p>
              </table:table-cell>
              <table:table-cell office:value-type="float" office:value="0.00170058077912032">
                <text:p>0.00170058077912032</text:p>
              </table:table-cell>
              <table:table-cell office:value-type="float" office:value="0.00170058077912032">
                <text:p>0.0017005807791203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17141406706574">
                <text:p>0.0117141406706574</text:p>
              </table:table-cell>
              <table:table-cell office:value-type="float" office:value="0.0117141406706574">
                <text:p>0.0117141406706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991955613909482">
                <text:p>0.991955613909482</text:p>
              </table:table-cell>
              <table:table-cell office:value-type="float" office:value="0.00275954755713084">
                <text:p>0.00275954755713084</text:p>
              </table:table-cell>
              <table:table-cell office:value-type="float" office:value="0.00275954755713084">
                <text:p>0.0027595475571308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.991749343282419">
                <text:p>0.991749343282419</text:p>
              </table:table-cell>
              <table:table-cell office:value-type="float" office:value="0.00303140764766674">
                <text:p>0.00303140764766674</text:p>
              </table:table-cell>
              <table:table-cell office:value-type="float" office:value="0.00303140764766674">
                <text:p>0.00303140764766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.991130530839547">
                <text:p>0.991130530839547</text:p>
              </table:table-cell>
              <table:table-cell office:value-type="float" office:value="0.00196725234053783">
                <text:p>0.00196725234053783</text:p>
              </table:table-cell>
              <table:table-cell office:value-type="float" office:value="0.00196725234053783">
                <text:p>0.0019672523405378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0.990099348035056">
                <text:p>0.990099348035056</text:p>
              </table:table-cell>
              <table:table-cell office:value-type="float" office:value="0.0035484975732042">
                <text:p>0.0035484975732042</text:p>
              </table:table-cell>
              <table:table-cell office:value-type="float" office:value="0.0035484975732042">
                <text:p>0.003548497573204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993399168198959">
                <text:p>0.993399168198959</text:p>
              </table:table-cell>
              <table:table-cell office:value-type="float" office:value="0.00210375634416538">
                <text:p>0.00210375634416538</text:p>
              </table:table-cell>
              <table:table-cell office:value-type="float" office:value="0.00210375634416538">
                <text:p>0.00210375634416538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234680634604">
                <text:p>0.0116234680634604</text:p>
              </table:table-cell>
              <table:table-cell office:value-type="float" office:value="0.0116234680634604">
                <text:p>0.0116234680634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992986967044796">
                <text:p>0.992986967044796</text:p>
              </table:table-cell>
              <table:table-cell office:value-type="float" office:value="0.00189016828132708">
                <text:p>0.00189016828132708</text:p>
              </table:table-cell>
              <table:table-cell office:value-type="float" office:value="0.00189016828132708">
                <text:p>0.0018901682813270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992780866748556">
                <text:p>0.992780866748556</text:p>
              </table:table-cell>
              <table:table-cell office:value-type="float" office:value="0.00236048886346528">
                <text:p>0.00236048886346528</text:p>
              </table:table-cell>
              <table:table-cell office:value-type="float" office:value="0.00236048886346528">
                <text:p>0.00236048886346528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991955783959463">
                <text:p>0.991955783959463</text:p>
              </table:table-cell>
              <table:table-cell office:value-type="float" office:value="0.00236037025217711">
                <text:p>0.00236037025217711</text:p>
              </table:table-cell>
              <table:table-cell office:value-type="float" office:value="0.00236037025217711">
                <text:p>0.0023603702521771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90717989866264">
                <text:p>0.990717989866264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0.993811879783908">
                <text:p>0.993811879783908</text:p>
              </table:table-cell>
              <table:table-cell office:value-type="float" office:value="0.00206270627062853">
                <text:p>0.00206270627062853</text:p>
              </table:table-cell>
              <table:table-cell office:value-type="float" office:value="0.00206270627062853">
                <text:p>0.0020627062706285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234680634604">
                <text:p>0.0116234680634604</text:p>
              </table:table-cell>
              <table:table-cell office:value-type="float" office:value="0.0116234680634604">
                <text:p>0.0116234680634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.993399338529782">
                <text:p>0.993399338529782</text:p>
              </table:table-cell>
              <table:table-cell office:value-type="float" office:value="0.0025430748559411">
                <text:p>0.0025430748559411</text:p>
              </table:table-cell>
              <table:table-cell office:value-type="float" office:value="0.0025430748559411">
                <text:p>0.0025430748559411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0.990717989866264">
                <text:p>0.990717989866264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234680634604">
                <text:p>0.0116234680634604</text:p>
              </table:table-cell>
              <table:table-cell office:value-type="float" office:value="0.0116234680634604">
                <text:p>0.0116234680634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0.990717989866264">
                <text:p>0.990717989866264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">
                <text:p>65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">
                <text:p>65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">
                <text:p>6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">
                <text:p>6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">
                <text:p>6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">
                <text:p>6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">
                <text:p>6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">
                <text:p>6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">
                <text:p>70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">
                <text:p>7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">
                <text:p>75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">
                <text:p>75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5">
                <text:p>75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">
                <text:p>7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">
                <text:p>75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">
                <text:p>7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">
                <text:p>7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">
                <text:p>7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">
                <text:p>7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">
                <text:p>7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">
                <text:p>8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">
                <text:p>8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">
                <text:p>8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">
                <text:p>8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">
                <text:p>8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">
                <text:p>8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">
                <text:p>85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">
                <text:p>85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">
                <text:p>85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">
                <text:p>85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">
                <text:p>85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5">
                <text:p>85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">
                <text:p>8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">
                <text:p>8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">
                <text:p>8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">
                <text:p>8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">
                <text:p>8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">
                <text:p>8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">
                <text:p>8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">
                <text:p>90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">
                <text:p>90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">
                <text:p>90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">
                <text:p>90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">
                <text:p>9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">
                <text:p>9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">
                <text:p>9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">
                <text:p>9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">
                <text:p>90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">
                <text:p>90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524cm" svg:height="15.919cm" xlink:href=".." xlink:type="simple" chart:class="chart:scatter" chart:style-name="ch1">
        <chart:legend chart:legend-position="end" svg:x="27.455cm" svg:y="7.411cm" style:legend-expansion="high" chart:style-name="ch2"/>
        <chart:plot-area chart:style-name="ch3" table:cell-range-address="search_results.H2:search_results.H241 search_results.C1:search_results.D241" chart:data-source-has-labels="row" svg:x="1.641cm" svg:y="0.318cm" svg:width="25.184cm" svg:height="14.302cm">
          <chartooo:coordinate-region svg:x="2.553cm" svg:y="0.517cm" svg:width="24.032cm" svg:height="13.456cm"/>
          <chart:axis chart:dimension="x" chart:name="primary-x" chart:style-name="ch4">
            <chart:title svg:x="12.879cm" svg:y="14.938cm" chart:style-name="ch5">
              <text:p>Min Samples Leaf</text:p>
            </chart:title>
          </chart:axis>
          <chart:axis chart:dimension="y" chart:name="primary-y" chart:style-name="ch6">
            <chart:title svg:x="0.451cm" svg:y="8.214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H2:search_results.H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arch_results.H2:search_results.H241</svg:desc>
                </draw:g>
              </table:table-cell>
              <table:table-cell office:value-type="float" office:value="0.99133663169747">
                <text:p>0.99133663169747</text:p>
                <draw:g>
                  <svg:desc>search_results.D2:search_results.D241</svg:desc>
                </draw:g>
              </table:table-cell>
              <table:table-cell office:value-type="float" office:value="0.00288778877887987">
                <text:p>0.00288778877887987</text:p>
                <draw:g>
                  <svg:desc>search_results.X2:search_results.X241</svg:desc>
                </draw:g>
              </table:table-cell>
              <table:table-cell office:value-type="float" office:value="0.00288778877887987">
                <text:p>0.00288778877887987</text:p>
                <draw:g>
                  <svg:desc>search_results.X2:search_results.X24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24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241</svg:desc>
                </draw:g>
              </table:table-cell>
              <table:table-cell office:value-type="float" office:value="0.0117141406706574">
                <text:p>0.0117141406706574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9892566696366">
                <text:p>0.989892566696366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00331981281988448">
                <text:p>0.00331981281988448</text:p>
              </table:table-cell>
              <table:table-cell office:value-type="float" office:value="0.9375">
                <text:p>0.9375</text:p>
              </table:table-cell>
              <table:table-cell office:value-type="float" office:value="0.0104006892694207">
                <text:p>0.0104006892694207</text:p>
              </table:table-cell>
              <table:table-cell office:value-type="float" office:value="0.0104006892694207">
                <text:p>0.0104006892694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90305278281315">
                <text:p>0.990305278281315</text:p>
              </table:table-cell>
              <table:table-cell office:value-type="float" office:value="0.00321544099976595">
                <text:p>0.00321544099976595</text:p>
              </table:table-cell>
              <table:table-cell office:value-type="float" office:value="0.00321544099976595">
                <text:p>0.0032154409997659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9480195492222">
                <text:p>0.989480195492222</text:p>
              </table:table-cell>
              <table:table-cell office:value-type="float" office:value="0.00310778086082009">
                <text:p>0.00310778086082009</text:p>
              </table:table-cell>
              <table:table-cell office:value-type="float" office:value="0.00310778086082009">
                <text:p>0.0031077808608200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7830030194878">
                <text:p>0.987830030194878</text:p>
              </table:table-cell>
              <table:table-cell office:value-type="float" office:value="0.00401566069169009">
                <text:p>0.00401566069169009</text:p>
              </table:table-cell>
              <table:table-cell office:value-type="float" office:value="0.00401566069169009">
                <text:p>0.00401566069169009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92986967044796">
                <text:p>0.992986967044796</text:p>
              </table:table-cell>
              <table:table-cell office:value-type="float" office:value="0.00170058077912032">
                <text:p>0.00170058077912032</text:p>
              </table:table-cell>
              <table:table-cell office:value-type="float" office:value="0.00170058077912032">
                <text:p>0.0017005807791203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17141406706574">
                <text:p>0.0117141406706574</text:p>
              </table:table-cell>
              <table:table-cell office:value-type="float" office:value="0.0117141406706574">
                <text:p>0.0117141406706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91955613909482">
                <text:p>0.991955613909482</text:p>
              </table:table-cell>
              <table:table-cell office:value-type="float" office:value="0.00275954755713084">
                <text:p>0.00275954755713084</text:p>
              </table:table-cell>
              <table:table-cell office:value-type="float" office:value="0.00275954755713084">
                <text:p>0.0027595475571308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91749343282419">
                <text:p>0.991749343282419</text:p>
              </table:table-cell>
              <table:table-cell office:value-type="float" office:value="0.00303140764766674">
                <text:p>0.00303140764766674</text:p>
              </table:table-cell>
              <table:table-cell office:value-type="float" office:value="0.00303140764766674">
                <text:p>0.00303140764766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91130530839547">
                <text:p>0.991130530839547</text:p>
              </table:table-cell>
              <table:table-cell office:value-type="float" office:value="0.00196725234053783">
                <text:p>0.00196725234053783</text:p>
              </table:table-cell>
              <table:table-cell office:value-type="float" office:value="0.00196725234053783">
                <text:p>0.0019672523405378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90099348035056">
                <text:p>0.990099348035056</text:p>
              </table:table-cell>
              <table:table-cell office:value-type="float" office:value="0.0035484975732042">
                <text:p>0.0035484975732042</text:p>
              </table:table-cell>
              <table:table-cell office:value-type="float" office:value="0.0035484975732042">
                <text:p>0.003548497573204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93399168198959">
                <text:p>0.993399168198959</text:p>
              </table:table-cell>
              <table:table-cell office:value-type="float" office:value="0.00210375634416538">
                <text:p>0.00210375634416538</text:p>
              </table:table-cell>
              <table:table-cell office:value-type="float" office:value="0.00210375634416538">
                <text:p>0.00210375634416538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234680634604">
                <text:p>0.0116234680634604</text:p>
              </table:table-cell>
              <table:table-cell office:value-type="float" office:value="0.0116234680634604">
                <text:p>0.0116234680634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92986967044796">
                <text:p>0.992986967044796</text:p>
              </table:table-cell>
              <table:table-cell office:value-type="float" office:value="0.00189016828132708">
                <text:p>0.00189016828132708</text:p>
              </table:table-cell>
              <table:table-cell office:value-type="float" office:value="0.00189016828132708">
                <text:p>0.0018901682813270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92780866748556">
                <text:p>0.992780866748556</text:p>
              </table:table-cell>
              <table:table-cell office:value-type="float" office:value="0.00236048886346528">
                <text:p>0.00236048886346528</text:p>
              </table:table-cell>
              <table:table-cell office:value-type="float" office:value="0.00236048886346528">
                <text:p>0.00236048886346528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991955783959463">
                <text:p>0.991955783959463</text:p>
              </table:table-cell>
              <table:table-cell office:value-type="float" office:value="0.00236037025217711">
                <text:p>0.00236037025217711</text:p>
              </table:table-cell>
              <table:table-cell office:value-type="float" office:value="0.00236037025217711">
                <text:p>0.0023603702521771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90717989866264">
                <text:p>0.990717989866264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993811879783908">
                <text:p>0.993811879783908</text:p>
              </table:table-cell>
              <table:table-cell office:value-type="float" office:value="0.00206270627062853">
                <text:p>0.00206270627062853</text:p>
              </table:table-cell>
              <table:table-cell office:value-type="float" office:value="0.00206270627062853">
                <text:p>0.0020627062706285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234680634604">
                <text:p>0.0116234680634604</text:p>
              </table:table-cell>
              <table:table-cell office:value-type="float" office:value="0.0116234680634604">
                <text:p>0.0116234680634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993399338529782">
                <text:p>0.993399338529782</text:p>
              </table:table-cell>
              <table:table-cell office:value-type="float" office:value="0.0025430748559411">
                <text:p>0.0025430748559411</text:p>
              </table:table-cell>
              <table:table-cell office:value-type="float" office:value="0.0025430748559411">
                <text:p>0.0025430748559411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990717989866264">
                <text:p>0.990717989866264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1111374631242">
                <text:p>0.0111111374631242</text:p>
              </table:table-cell>
              <table:table-cell office:value-type="float" office:value="0.0111111374631242">
                <text:p>0.0111111374631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234680634604">
                <text:p>0.0116234680634604</text:p>
              </table:table-cell>
              <table:table-cell office:value-type="float" office:value="0.0116234680634604">
                <text:p>0.0116234680634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990717989866264">
                <text:p>0.990717989866264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00331945297086232">
                <text:p>0.00331945297086232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994224421038033">
                <text:p>0.99422442103803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00175026464084513">
                <text:p>0.001750264640845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6315991338108">
                <text:p>0.0116315991338108</text:p>
              </table:table-cell>
              <table:table-cell office:value-type="float" office:value="0.0116315991338108">
                <text:p>0.0116315991338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993399508579763">
                <text:p>0.993399508579763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00225939523864146">
                <text:p>0.0022593952386414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412160998578">
                <text:p>0.0108412160998578</text:p>
              </table:table-cell>
              <table:table-cell office:value-type="float" office:value="0.0108412160998578">
                <text:p>0.01084121609985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993605609156845">
                <text:p>0.993605609156845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00228765179302674">
                <text:p>0.0022876517930267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992368495544412">
                <text:p>0.992368495544412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00243124572586973">
                <text:p>0.0024312457258697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990511719239201">
                <text:p>0.990511719239201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00342668149736685">
                <text:p>0.00342668149736685</text:p>
              </table:table-cell>
              <table:table-cell office:value-type="float" office:value="0.9375">
                <text:p>0.9375</text:p>
              </table:table-cell>
              <table:table-cell office:value-type="float" office:value="0.0110851525935923">
                <text:p>0.0110851525935923</text:p>
              </table:table-cell>
              <table:table-cell office:value-type="float" office:value="0.0110851525935923">
                <text:p>0.01108515259359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0.972773970425635">
                <text:p>0.972773970425635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0037702451039239">
                <text:p>0.003770245103923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07354764284">
                <text:p>0.01107354764284</text:p>
              </table:table-cell>
              <table:table-cell office:value-type="float" office:value="0.01107354764284">
                <text:p>0.011073547642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0.972980411102679">
                <text:p>0.972980411102679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00444707710445558">
                <text:p>0.004447077104455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5808097654016">
                <text:p>0.0105808097654016</text:p>
              </table:table-cell>
              <table:table-cell office:value-type="float" office:value="0.0105808097654016">
                <text:p>0.01058080976540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0.972980241052698">
                <text:p>0.972980241052698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00417194409104857">
                <text:p>0.0041719440910485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0.968441434760675">
                <text:p>0.968441434760675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00212228096452223">
                <text:p>0.00212228096452223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0.96596754875914">
                <text:p>0.9659675487591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00571738688167634">
                <text:p>0.0057173868816763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43150061010245">
                <text:p>0.00643150061010245</text:p>
              </table:table-cell>
              <table:table-cell office:value-type="float" office:value="0.00643150061010245">
                <text:p>0.00643150061010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